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2653in" fo:margin-left="0in" fo:margin-top="0in" fo:margin-bottom="0in" table:align="left" style:writing-mode="lr-tb"/>
    </style:style>
    <style:style style:name="Table1.A" style:family="table-column">
      <style:table-column-properties style:column-width="3.0076in"/>
    </style:style>
    <style:style style:name="Table1.B" style:family="table-column">
      <style:table-column-properties style:column-width="2.2493in"/>
    </style:style>
    <style:style style:name="Table1.C" style:family="table-column">
      <style:table-column-properties style:column-width="3.0083in"/>
    </style:style>
    <style:style style:name="Table1.1" style:family="table-row">
      <style:table-row-properties fo:keep-together="auto"/>
    </style:style>
    <style:style style:name="Table1.A1" style:family="table-cell">
      <style:table-cell-properties style:vertical-align="" fo:background-color="#084b81" fo:padding="0in" fo:border="none">
        <style:background-image/>
      </style:table-cell-properties>
    </style:style>
    <style:style style:name="Table1.B1" style:family="table-cell">
      <style:table-cell-properties style:vertical-align="" fo:background-color="#084b81" fo:padding-left="0in" fo:padding-right="0in" fo:padding-top="0.0104in" fo:padding-bottom="0.1667in" fo:border-left="none" fo:border-right="none" fo:border-top="1.5pt solid #e3d7da" fo:border-bottom="none">
        <style:background-image/>
      </style:table-cell-properties>
    </style:style>
    <style:style style:name="Table1.C1" style:family="table-cell">
      <style:table-cell-properties style:vertical-align="bottom" fo:background-color="#084b81" fo:padding="0in" fo:border="none">
        <style:background-image/>
      </style:table-cell-properties>
    </style:style>
    <style:style style:name="Table2" style:family="table">
      <style:table-properties style:width="8.2792in" fo:margin-left="0in" fo:margin-top="0in" fo:margin-bottom="0in" table:align="left" style:writing-mode="lr-tb"/>
    </style:style>
    <style:style style:name="Table2.A" style:family="table-column">
      <style:table-column-properties style:column-width="0.0139in"/>
    </style:style>
    <style:style style:name="Table2.B" style:family="table-column">
      <style:table-column-properties style:column-width="8.2646in"/>
    </style:style>
    <style:style style:name="Table2.1" style:family="table-row">
      <style:table-row-properties fo:keep-together="auto"/>
    </style:style>
    <style:style style:name="Table2.A1" style:family="table-cell">
      <style:table-cell-properties style:vertical-align="" fo:background-color="#084b81" fo:padding="0in" fo:border="none">
        <style:background-image/>
      </style:table-cell-properties>
    </style:style>
    <style:style style:name="Table2.B1" style:family="table-cell">
      <style:table-cell-properties style:vertical-align="" fo:background-color="#084b81" fo:padding-left="0in" fo:padding-right="0in" fo:padding-top="0.3472in" fo:padding-bottom="0.0694in" fo:border="none">
        <style:background-image/>
      </style:table-cell-properties>
    </style:style>
    <style:style style:name="Table3" style:family="table">
      <style:table-properties style:width="1.1111in" fo:margin-left="0in" fo:margin-top="0in" fo:margin-bottom="0in" fo:break-before="auto" fo:break-after="auto" table:align="left" style:writing-mode="lr-tb"/>
    </style:style>
    <style:style style:name="Table3.A" style:family="table-column">
      <style:table-column-properties style:column-width="1.1111in"/>
    </style:style>
    <style:style style:name="Table3.1" style:family="table-row">
      <style:table-row-properties fo:keep-together="auto"/>
    </style:style>
    <style:style style:name="Table3.A1" style:family="table-cell">
      <style:table-cell-properties style:vertical-align="bottom" fo:padding-left="0in" fo:padding-right="0in" fo:padding-top="0.2639in" fo:padding-bottom="0in" fo:border="none"/>
    </style:style>
    <style:style style:name="Table4" style:family="table">
      <style:table-properties style:width="1.1111in" fo:margin-left="0in" fo:margin-top="0in" fo:margin-bottom="0in" fo:break-before="auto" fo:break-after="auto" table:align="left" style:writing-mode="lr-tb"/>
    </style:style>
    <style:style style:name="Table4.A" style:family="table-column">
      <style:table-column-properties style:column-width="1.1111in"/>
    </style:style>
    <style:style style:name="Table4.1" style:family="table-row">
      <style:table-row-properties fo:keep-together="auto"/>
    </style:style>
    <style:style style:name="Table4.A1" style:family="table-cell">
      <style:table-cell-properties style:vertical-align="bottom" fo:padding-left="0in" fo:padding-right="0in" fo:padding-top="0.2917in" fo:padding-bottom="0in" fo:border="none"/>
    </style:style>
    <style:style style:name="Table5" style:family="table">
      <style:table-properties style:width="7.1014in" fo:margin-left="-0.0035in" fo:margin-top="0in" fo:margin-bottom="0in" fo:break-before="auto" fo:break-after="auto" table:align="left" style:writing-mode="lr-tb"/>
    </style:style>
    <style:style style:name="Table5.A" style:family="table-column">
      <style:table-column-properties style:column-width="3.5507in"/>
    </style:style>
    <style:style style:name="Table5.B" style:family="table-column">
      <style:table-column-properties style:column-width="3.55in"/>
    </style:style>
    <style:style style:name="Table5.1" style:family="table-row">
      <style:table-row-properties fo:keep-together="auto"/>
    </style:style>
    <style:style style:name="Table5.A1" style:family="table-cell">
      <style:table-cell-properties style:vertical-align="" fo:padding="0.0035in" fo:border="none"/>
    </style:style>
    <style:style style:name="Table6" style:family="table">
      <style:table-properties style:width="1.1111in" fo:margin-left="0in" fo:margin-top="0in" fo:margin-bottom="0in" fo:break-before="auto" fo:break-after="auto" table:align="left" style:writing-mode="lr-tb"/>
    </style:style>
    <style:style style:name="Table6.A" style:family="table-column">
      <style:table-column-properties style:column-width="1.1111in"/>
    </style:style>
    <style:style style:name="Table6.1" style:family="table-row">
      <style:table-row-properties fo:keep-together="auto"/>
    </style:style>
    <style:style style:name="Table6.A1" style:family="table-cell">
      <style:table-cell-properties style:vertical-align="bottom" fo:padding-left="0in" fo:padding-right="0in" fo:padding-top="0.2917in" fo:padding-bottom="0in" fo:border="none"/>
    </style:style>
    <style:style style:name="Table7" style:family="table">
      <style:table-properties style:width="1.1111in" fo:margin-left="0in" fo:margin-top="0in" fo:margin-bottom="0in" fo:break-before="auto" fo:break-after="auto" table:align="left" style:writing-mode="lr-tb"/>
    </style:style>
    <style:style style:name="Table7.A" style:family="table-column">
      <style:table-column-properties style:column-width="1.1111in"/>
    </style:style>
    <style:style style:name="Table7.1" style:family="table-row">
      <style:table-row-properties fo:keep-together="auto"/>
    </style:style>
    <style:style style:name="Table7.A1" style:family="table-cell">
      <style:table-cell-properties style:vertical-align="bottom" fo:padding-left="0in" fo:padding-right="0in" fo:padding-top="0.2917in" fo:padding-bottom="0in" fo:border="none"/>
    </style:style>
    <style:style style:name="Table8" style:family="table">
      <style:table-properties style:width="1.1111in" fo:margin-left="0in" fo:margin-top="0in" fo:margin-bottom="0in" fo:break-before="auto" fo:break-after="auto" table:align="left" style:writing-mode="lr-tb"/>
    </style:style>
    <style:style style:name="Table8.A" style:family="table-column">
      <style:table-column-properties style:column-width="1.1111in"/>
    </style:style>
    <style:style style:name="Table8.1" style:family="table-row">
      <style:table-row-properties fo:keep-together="auto"/>
    </style:style>
    <style:style style:name="Table8.A1" style:family="table-cell">
      <style:table-cell-properties style:vertical-align="bottom" fo:padding-left="0in" fo:padding-right="0in" fo:padding-top="0.2917in" fo:padding-bottom="0in" fo:border="none"/>
    </style:style>
    <style:style style:name="P1" style:family="paragraph" style:parent-style-name="Standard">
      <style:text-properties fo:color="#ffffff" style:text-position="0% 100%" style:font-name="Century Gothic" fo:font-size="9pt" style:font-name-asian="Century Gothic1" style:font-size-asian="9pt" style:font-name-complex="Century Gothic1" style:font-size-complex="9pt"/>
    </style:style>
    <style:style style:name="P2" style:family="paragraph" style:parent-style-name="Standard">
      <style:text-properties fo:color="#ffffff" style:text-position="0% 100%" style:font-name="Century Gothic" fo:font-size="48pt" fo:font-weight="bold" style:font-name-asian="Century Gothic1" style:font-size-asian="48pt" style:font-weight-asian="bold" style:font-name-complex="Century Gothic1" style:font-size-complex="48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ffffff" style:text-line-through-style="none" style:text-line-through-type="none" style:text-position="0% 100%" style:font-name="Century Gothic" fo:font-size="9pt" fo:font-style="normal" style:text-underline-style="none" fo:font-weight="normal" style:font-name-asian="Century Gothic1" style:font-size-asian="9pt" style:font-style-asian="normal" style:font-weight-asian="normal" style:font-name-complex="Century Gothic1" style:font-size-complex="9pt"/>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231f20" style:text-line-through-style="none" style:text-line-through-type="none" style:text-position="0% 100%" style:font-name="Century Gothic" fo:font-size="9pt" fo:font-style="normal" style:text-underline-style="none" fo:font-weight="normal" style:font-name-asian="Century Gothic1" style:font-size-asian="9pt" style:font-style-asian="normal" style:font-weight-asian="normal" style:font-name-complex="Century Gothic1" style:font-size-complex="9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693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84b81" style:text-line-through-style="none" style:text-line-through-type="none" style:text-position="0% 100%" style:font-name="Century Gothic" fo:font-size="1pt" fo:font-style="normal" style:text-underline-style="none" fo:font-weight="bold" style:font-name-asian="Century Gothic1" style:font-size-asian="1pt" style:font-style-asian="normal" style:font-weight-asian="bold" style:font-name-complex="Century Gothic1" style:font-size-complex="1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835in" fo:border-left="none" fo:border-right="none" fo:border-top="0.99pt solid #e3d7da" fo:border-bottom="none" fo:keep-with-next="auto"/>
    </style:style>
    <style:style style:name="P1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2083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5835in" fo:margin-right="0.5835in" fo:margin-top="0in" fo:margin-bottom="0in" loext:contextual-spacing="false" fo:line-height="100%" fo:text-align="center" style:justify-single-word="false" fo:keep-together="auto" fo:orphans="2" fo:widows="2" fo:text-indent="0in" style:auto-text-indent="false" fo:padding-left="0in" fo:padding-right="0in" fo:padding-top="0in" fo:padding-bottom="0.2083in" fo:border="none" fo:keep-with-next="auto"/>
    </style:style>
    <style:style style:name="P14" style:family="paragraph" style:parent-style-name="Standard">
      <style:paragraph-properties fo:margin-left="0.5835in" fo:margin-right="0.5835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5" style:family="paragraph" style:parent-style-name="Standard">
      <style:paragraph-properties fo:margin-left="0.5835in" fo:margin-right="0.5835in" fo:margin-top="0in" fo:margin-bottom="0in" loext:contextual-spacing="false" fo:line-height="41%" fo:text-align="center" style:justify-single-word="false" fo:keep-together="auto" fo:orphans="2" fo:widows="2" fo:text-indent="0in" style:auto-text-indent="false" fo:padding="0in" fo:border="none" fo:keep-with-next="auto"/>
      <style:text-properties fo:font-variant="normal" fo:text-transform="none" fo:color="#ffffff" style:text-line-through-style="none" style:text-line-through-type="none" style:text-position="0% 100%" style:font-name="Century Gothic" fo:font-size="9pt" fo:font-style="normal" style:text-underline-style="none" fo:font-weight="normal" style:font-name-asian="Century Gothic1" style:font-size-asian="9pt" style:font-style-asian="normal" style:font-weight-asian="normal" style:font-name-complex="Century Gothic1" style:font-size-complex="9pt"/>
    </style:style>
    <style:style style:name="P16" style:family="paragraph" style:parent-style-name="Standard" style:list-style-name="WWNum1">
      <style:paragraph-properties fo:margin-left="0.2638in" fo:margin-right="0in" fo:margin-top="0in" fo:margin-bottom="0in" loext:contextual-spacing="false" fo:line-height="100%" fo:text-align="start" style:justify-single-word="false" fo:keep-together="auto" fo:orphans="2" fo:widows="2" fo:text-indent="-0.1965in" style:auto-text-indent="false" fo:padding-left="0.0693in" fo:padding-right="0in" fo:padding-top="0in" fo:padding-bottom="0in" fo:border="none" fo:keep-with-next="auto"/>
    </style:style>
    <style:style style:name="P17" style:family="paragraph" style:parent-style-name="Standard" style:list-style-name="WWNum2">
      <style:paragraph-properties fo:margin-left="0.2638in" fo:margin-right="0in" fo:margin-top="0in" fo:margin-bottom="0in" loext:contextual-spacing="false" fo:line-height="100%" fo:text-align="start" style:justify-single-word="false" fo:keep-together="auto" fo:orphans="2" fo:widows="2" fo:text-indent="-0.1965in" style:auto-text-indent="false" fo:padding-left="0.0693in" fo:padding-right="0in" fo:padding-top="0in" fo:padding-bottom="0in" fo:border="none" fo:keep-with-next="auto"/>
    </style:style>
    <style:style style:name="P18" style:family="paragraph" style:parent-style-name="Standard">
      <style:paragraph-properties fo:margin-top="0in" fo:margin-bottom="0in" loext:contextual-spacing="false" fo:line-height="8%" fo:padding="0in" fo:border="none"/>
    </style:style>
    <style:style style:name="T1" style:family="text">
      <style:text-properties fo:font-variant="normal" fo:text-transform="none" fo:color="#ffffff" style:text-line-through-style="none" style:text-line-through-type="none" style:text-position="0% 100%" style:font-name="Century Gothic" fo:font-size="48pt" fo:font-style="normal" style:text-underline-style="none" fo:font-weight="bold" style:font-name-asian="Century Gothic1" style:font-size-asian="48pt" style:font-style-asian="normal" style:font-weight-asian="bold" style:font-name-complex="Century Gothic1" style:font-size-complex="48pt"/>
    </style:style>
    <style:style style:name="T2" style:family="text">
      <style:text-properties fo:font-variant="normal" fo:text-transform="none" fo:color="#ffffff" style:text-line-through-style="none" style:text-line-through-type="none" style:text-position="0% 100%" style:font-name="Century Gothic" fo:font-size="9pt" fo:font-style="normal" style:text-underline-style="none" fo:font-weight="normal" style:font-name-asian="Century Gothic1" style:font-size-asian="9pt" style:font-style-asian="normal" style:font-weight-asian="normal" style:font-name-complex="Century Gothic1" style:font-size-complex="9pt"/>
    </style:style>
    <style:style style:name="T3" style:family="text">
      <style:text-properties fo:font-variant="normal" fo:text-transform="none" fo:color="#084b81" style:text-line-through-style="none" style:text-line-through-type="none" style:text-position="0% 100%" style:font-name="Century Gothic" fo:font-size="1pt" fo:font-style="normal" style:text-underline-style="none" fo:font-weight="bold" style:font-name-asian="Century Gothic1" style:font-size-asian="1pt" style:font-style-asian="normal" style:font-weight-asian="bold" style:font-name-complex="Century Gothic1" style:font-size-complex="1pt"/>
    </style:style>
    <style:style style:name="T4" style:family="text">
      <style:text-properties fo:font-variant="normal" fo:text-transform="none" fo:color="#084b81" style:text-line-through-style="none" style:text-line-through-type="none" style:text-position="0% 100%" style:font-name="Century Gothic" fo:font-size="14pt" fo:font-style="normal" style:text-underline-style="none" fo:font-weight="bold" style:font-name-asian="Century Gothic1" style:font-size-asian="14pt" style:font-style-asian="normal" style:font-weight-asian="bold" style:font-name-complex="Century Gothic1" style:font-size-complex="14pt"/>
    </style:style>
    <style:style style:name="T5" style:family="text">
      <style:text-properties fo:font-variant="normal" fo:text-transform="none" fo:color="#231f20" style:text-line-through-style="none" style:text-line-through-type="none" style:text-position="0% 100%" style:font-name="Century Gothic" fo:font-size="1pt" fo:font-style="normal" style:text-underline-style="none" fo:font-weight="normal" style:font-name-asian="Century Gothic1" style:font-size-asian="1pt" style:font-style-asian="normal" style:font-weight-asian="normal" style:font-name-complex="Century Gothic1" style:font-size-complex="1pt"/>
    </style:style>
    <style:style style:name="T6" style:family="text">
      <style:text-properties fo:font-variant="normal" fo:text-transform="none" fo:color="#231f20" style:text-line-through-style="none" style:text-line-through-type="none" style:text-position="0% 100%" style:font-name="Century Gothic" fo:font-size="9pt" fo:font-style="normal" style:text-underline-style="none" fo:font-weight="normal" style:font-name-asian="Century Gothic1" style:font-size-asian="9pt" style:font-style-asian="normal" style:font-weight-asian="normal" style:font-name-complex="Century Gothic1" style:font-size-complex="9pt"/>
    </style:style>
    <style:style style:name="T7" style:family="text">
      <style:text-properties fo:font-variant="normal" fo:text-transform="none" fo:color="#000000" style:text-line-through-style="none" style:text-line-through-type="none" style:text-position="0% 100%" style:font-name="Century Gothic" fo:font-size="9pt" fo:font-style="normal" style:text-underline-style="none" fo:font-weight="bold" style:font-name-asian="Century Gothic1" style:font-size-asian="9pt" style:font-style-asian="normal" style:font-weight-asian="bold" style:font-name-complex="Century Gothic1" style:font-size-complex="9pt"/>
    </style:style>
    <style:style style:name="T8" style:family="text">
      <style:text-properties fo:font-variant="small-caps" fo:color="#231f20" style:text-line-through-style="none" style:text-line-through-type="none" style:text-position="0% 100%" style:font-name="Century Gothic" fo:font-size="9pt" fo:font-style="normal" style:text-underline-style="none" fo:font-weight="bold" style:font-name-asian="Century Gothic1" style:font-size-asian="9pt" style:font-style-asian="normal" style:font-weight-asian="bold" style:font-name-complex="Century Gothic1" style:font-size-complex="9pt"/>
    </style:style>
    <style:style style:name="T9" style:family="text">
      <style:text-properties fo:color="#ffffff" fo:font-size="1pt" style:font-size-asian="1pt" style:font-size-complex="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2" table:style-name="Table2">
        <table:table-column table:style-name="Table2.A"/>
        <table:table-column table:style-name="Table2.B"/>
        <table:table-row table:style-name="Table2.1">
          <table:table-cell table:style-name="Table2.A1" office:value-type="string">
            <text:p text:style-name="P1"/>
          </table:table-cell>
          <table:table-cell table:style-name="Table2.B1" office:value-type="string">
            <text:p text:style-name="P9"><text:span text:style-name="T1">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B1" office:value-type="string">
                  <text:p text:style-name="P7"><text:span text:style-name="T3"> </text:span></text:p>
                  <text:p text:style-name="P8"/>
                </table:table-cell>
                <table:table-cell table:style-name="Table1.C1" office:value-type="string">
                  <text:p text:style-name="P8"/>
                </table:table-cell>
              </table:table-row>
            </table:table>
            <text:p text:style-name="P13"><text:span text:style-name="T1">Justin Rogers</text:span></text:p>
            <text:p text:style-name="P14"><text:span text:style-name="T2">Sheffield, South Yorkshire S6 1UF   |   07514454591  |   justinrogders2@gmail.com </text:span></text:p>
            <text:p text:style-name="P15"/>
          </table:table-cell>
        </table:table-row>
      </table:table>
      <text:p text:style-name="P3"/>
      <table:table table:name="Table3" table:style-name="Table3">
        <table:table-column table:style-name="Table3.A"/>
        <table:table-row table:style-name="Table3.1">
          <table:table-cell table:style-name="Table3.A1" office:value-type="string">
            <text:p text:style-name="P10"><text:span text:style-name="T5"> </text:span></text:p>
          </table:table-cell>
        </table:table-row>
      </table:table>
      <text:p text:style-name="P5"><text:span text:style-name="T4">Experience</text:span></text:p>
      <text:p text:style-name="P5"><text:span text:style-name="T8">Administration Assistant</text:span><text:span text:style-name="T6"> | 03/2021 - 11/2021 </text:span></text:p>
      <text:p text:style-name="P5"><text:span text:style-name="T7">Norwood Medical Centre - SHEFFIELD, South Yorkshire </text:span></text:p>
      <text:p text:style-name="P5"><text:span text:style-name="T6">My role as an Administration Assistant for Norwood Medical Centre gave me experience of a professional environment, and in this capacity my ability to work both autonomously and alongside others was invaluable. I feel that I proved I am capable of performing consistently in a position that requires accuracy and adaptability, in addition to being able to interact with people from a wide variety of backgrounds.</text:span></text:p>
      <text:p text:style-name="P5"><text:span text:style-name="T6">Key tasks:</text:span></text:p>
      <text:p text:style-name="P5"><text:span text:style-name="T6">- Provided high level of administrative support, including copying, faxing and document distribution</text:span></text:p>
      <text:p text:style-name="P5"><text:span text:style-name="T6">- Answered incoming phone calls and sorted, distributed and sent mail correspondence</text:span></text:p>
      <text:p text:style-name="P5"><text:span text:style-name="T6">- Greeted visitors and appropriately directed to designated areas</text:span></text:p>
      <text:p text:style-name="P5"><text:span text:style-name="T6">- Created and maintained spreadsheets using Excel</text:span></text:p>
      <text:p text:style-name="P5"><text:span text:style-name="T6">- Organised files, scanned documents into document management system</text:span></text:p>
      <text:p text:style-name="P5"><text:span text:style-name="T6">- Uploaded files and entered data into records management system</text:span></text:p>
      <text:p text:style-name="P5"><text:span text:style-name="T6">- Supported staff with clerical tasks</text:span></text:p>
      <table:table table:name="Table4" table:style-name="Table4">
        <table:table-column table:style-name="Table4.A"/>
        <table:table-row table:style-name="Table4.1">
          <table:table-cell table:style-name="Table4.A1" office:value-type="string">
            <text:p text:style-name="P10"><text:span text:style-name="T5"> </text:span></text:p>
          </table:table-cell>
        </table:table-row>
      </table:table>
      <text:p text:style-name="P6"><text:span text:style-name="T4">Skills</text:span></text:p>
      <table:table table:name="Table5" table:style-name="Table5">
        <table:table-column table:style-name="Table5.A"/>
        <table:table-column table:style-name="Table5.B"/>
        <table:table-row table:style-name="Table5.1">
          <table:table-cell table:style-name="Table5.A1" office:value-type="string">
            <text:list xml:id="list851069107" text:style-name="WWNum1">
              <text:list-item>
                <text:p text:style-name="P16"><text:span text:style-name="T6">Tracking documents</text:span></text:p>
              </text:list-item>
              <text:list-item>
                <text:p text:style-name="P16"><text:span text:style-name="T6">Microsoft Office</text:span></text:p>
              </text:list-item>
              <text:list-item>
                <text:p text:style-name="P16"><text:span text:style-name="T6">Invoice organisation</text:span></text:p>
              </text:list-item>
              <text:list-item>
                <text:p text:style-name="P16"><text:span text:style-name="T6">Data entry documentation</text:span></text:p>
              </text:list-item>
              <text:list-item>
                <text:p text:style-name="P16"><text:span text:style-name="T6">Professional and smart presentation</text:span></text:p>
              </text:list-item>
            </text:list>
          </table:table-cell>
          <table:table-cell table:style-name="Table5.A1" office:value-type="string">
            <text:list xml:id="list858456151" text:style-name="WWNum2">
              <text:list-item>
                <text:p text:style-name="P17"><text:span text:style-name="T6">Slack</text:span></text:p>
              </text:list-item>
              <text:list-item>
                <text:p text:style-name="P17"><text:span text:style-name="T6">Organisation and efficiency</text:span></text:p>
              </text:list-item>
              <text:list-item>
                <text:p text:style-name="P17"><text:span text:style-name="T6">Tech-savvy</text:span></text:p>
              </text:list-item>
              <text:list-item>
                <text:p text:style-name="P17"><text:span text:style-name="T6">Back office operations</text:span></text:p>
              </text:list-item>
              <text:list-item>
                <text:p text:style-name="P17"><text:span text:style-name="T6">PC proficient</text:span></text:p>
              </text:list-item>
            </text:list>
          </table:table-cell>
        </table:table-row>
      </table:table>
      <text:p text:style-name="P4"/>
      <table:table table:name="Table6" table:style-name="Table6">
        <table:table-column table:style-name="Table6.A"/>
        <table:table-row table:style-name="Table6.1">
          <table:table-cell table:style-name="Table6.A1" office:value-type="string">
            <text:p text:style-name="P10"><text:span text:style-name="T5"> </text:span></text:p>
          </table:table-cell>
        </table:table-row>
      </table:table>
      <text:p text:style-name="P6"><text:span text:style-name="T4">Education</text:span></text:p>
      <text:p text:style-name="P5"><text:span text:style-name="T7">Udemy - The complete webdeveloper course : Zero to mastery </text:span></text:p>
      <text:p text:style-name="P5"><text:span text:style-name="T6">Information technology, 2022</text:span></text:p>
      <text:p text:style-name="P12"><text:span text:style-name="T7">Stocksbridge High School - Sheffield, SHF | GCSEs Maths- 4 </text:span></text:p>
      <text:p text:style-name="P5"><text:span text:style-name="T6">2020</text:span></text:p>
      <text:p text:style-name="P12"><text:span text:style-name="T7">Stocksbridge High School - Sheffield, SHF | GCSEs English Language- 4 </text:span></text:p>
      <text:p text:style-name="P5"><text:span text:style-name="T6">2020</text:span></text:p>
      <text:p text:style-name="P12"><text:span text:style-name="T7">Stocksbridge High School - Sheffield, SHF | GCSEs English Literature- 4 </text:span></text:p>
      <text:p text:style-name="P5"><text:span text:style-name="T6">2020</text:span></text:p>
      <text:p text:style-name="P12"><text:span text:style-name="T7">Stocksbridge High School - Sheffield, SHF | GCSEs French-4 </text:span></text:p>
      <text:p text:style-name="P5"><text:span text:style-name="T6">2020</text:span></text:p>
      <text:p text:style-name="P12"><text:span text:style-name="T7">Stocksbridge High School - Sheffield, SHF | GCSEs Geography- 5 </text:span></text:p>
      <text:p text:style-name="P5"><text:span text:style-name="T6">2020</text:span></text:p>
      <text:p text:style-name="P12"><text:span text:style-name="T7">Stocksbridge High School - Sheffield, SHF | GCSEs Biology- 4 </text:span></text:p>
      <text:p text:style-name="P5"><text:span text:style-name="T6">2020</text:span></text:p>
      <text:p text:style-name="P12"><text:span text:style-name="T7">Stocksbridge High School - Sheffield, SHF | GCSEs chemistry-4 </text:span></text:p>
      <text:p text:style-name="P5"><text:span text:style-name="T6">2020</text:span></text:p>
      <text:p text:style-name="P12"><text:span text:style-name="T7">Stocksbridge High School - Sheffield, SHF | GCSEs Physics- 4 </text:span></text:p>
      <text:p text:style-name="P5"><text:span text:style-name="T6">2020</text:span></text:p>
      <text:p text:style-name="P12"><text:span text:style-name="T7">Stocksbridge High School - Sheffield, SHF | GCSEs Sociology -5 </text:span></text:p>
      <text:p text:style-name="P5"><text:span text:style-name="T6">2020</text:span></text:p>
      <table:table table:name="Table7" table:style-name="Table7">
        <table:table-column table:style-name="Table7.A"/>
        <table:table-row table:style-name="Table7.1">
          <table:table-cell table:style-name="Table7.A1" office:value-type="string">
            <text:p text:style-name="P10"><text:span text:style-name="T5"> </text:span></text:p>
          </table:table-cell>
        </table:table-row>
      </table:table>
      <text:p text:style-name="P6"><text:span text:style-name="T4">Hobbies</text:span></text:p>
      <text:p text:style-name="P5"><text:span text:style-name="T6">During the 5 years I spent as an Army Cadet, I gained a huge amount of experience with team based activities. As a friendly person, I'm able to get along with others quite naturally, but it was my time in the Cadets that helped me to realise the value of collaboration in a practical context.</text:span></text:p>
      <text:p text:style-name="P5"><text:span text:style-name="T6">I'm realy keen to gain new skills, and have been using my spare time to learn more about the field of web development. This area of study is hugely relevant in the IT industry, but the ability to thoroughly research a particular topic, especially with a view to solving problems, is an asset in almost any line of work.</text:span></text:p>
      <text:p text:style-name="P5"><text:span text:style-name="T6">I've built several small web applications, each of which has been a product of my own independent research, along with knowledge gained from technical courses such as those provided by Udemy.com.</text:span></text:p>
      <table:table table:name="Table8" table:style-name="Table8">
        <table:table-column table:style-name="Table8.A"/>
        <table:table-row table:style-name="Table8.1">
          <table:table-cell table:style-name="Table8.A1" office:value-type="string">
            <text:p text:style-name="P10"><text:span text:style-name="T5"> </text:span></text:p>
          </table:table-cell>
        </table:table-row>
      </table:table>
      <text:p text:style-name="P6"><text:span text:style-name="T4">Summary</text:span></text:p>
      <text:p text:style-name="P5"><text:span text:style-name="T6">Energetic, reliable individual with proven abilities in administration and customer service.</text:span></text:p>
      <text:p text:style-name="P5"><text:span text:style-name="T6">I'm extremely eager to learn, and I'm looking for a role in which I can further develop my existing skills. In return, I feel that I am able to bring professionalism, consistency and the ability to proactively adapt to any working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2" fo:widows="2" fo:padding="0in" fo:border="none" style:writing-mode="lr-tb"/>
      <style:text-properties style:text-position="0% 100%" fo:font-size="12pt" style:font-size-asian="12pt" style:font-size-complex="12pt" loext:padding="0in" loext:border="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2pt" fo:font-style="normal" fo:font-weight="bold" style:letter-kerning="true"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in" loext:border="none"/>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in" loext:border="none"/>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padding="0in" fo:border="none" fo:keep-with-next="always"/>
      <style:text-properties fo:color="#1f3763"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in" loext:border="none"/>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italic" style:font-weight-complex="bold" loext:padding="0in" loext:border="none"/>
    </style:style>
    <style:style style:name="Heading_20_5" style:display-name="Heading 5" style:family="paragraph" style:parent-style-name="normal" style:next-style-name="Standard" style:default-outline-level="5" style:list-style-name="" style:class="text">
      <style:paragraph-properties fo:margin-top="0.028in" fo:margin-bottom="0in" loext:contextual-spacing="false" fo:keep-together="always" fo:padding="0in" fo:border="none" fo:keep-with-next="always"/>
      <style:text-properties fo:color="#2f5496"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in" loext:border="none"/>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padding="0in" fo:border="none" fo:keep-with-next="always"/>
      <style:text-properties fo:color="#1f3763" style:text-position="0% 100%"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loext:padding="0in" loext:border="non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div_5f_document" style:display-name="div_document" style:family="paragraph" style:parent-style-name="normal" style:default-outline-level="">
      <style:paragraph-properties style:line-height-at-least="0.1945in"/>
      <style:text-properties fo:color="#231f20"/>
    </style:style>
    <style:style style:name="div_5f_document_5f_div_5f_nameSec" style:display-name="div_document_div_nameSec" style:family="paragraph" style:parent-style-name="normal" style:default-outline-level="">
      <loext:graphic-properties draw:fill="solid" draw:fill-color="#084b81"/>
      <style:paragraph-properties fo:background-color="#084b81"/>
      <style:text-properties fo:color="#ffffff" fo:background-color="#084b81"/>
    </style:style>
    <style:style style:name="gap-btn-hidden" style:family="paragraph" style:parent-style-name="normal" style:default-outline-level="">
      <style:text-properties text:display="none"/>
    </style:style>
    <style:style style:name="div" style:family="paragraph" style:parent-style-name="normal" style:default-outline-level="">
      <style:paragraph-properties fo:padding="0in" fo:border="none"/>
      <style:text-properties style:text-position="0% 100%" fo:font-size="12pt" style:font-size-asian="12pt" style:font-size-complex="12pt" loext:padding="0in" loext:border="none"/>
    </style:style>
    <style:style style:name="nametable_20__3e__20_div_20_Paragraph" style:display-name="nametable &gt; div Paragraph" style:family="paragraph" style:parent-style-name="normal" style:default-outline-level="">
      <loext:graphic-properties draw:fill="solid" draw:fill-color="#084b81"/>
      <style:paragraph-properties fo:background-color="#084b81"/>
      <style:text-properties fo:background-color="#084b81"/>
    </style:style>
    <style:style style:name="div_5f_document_5f_div_5f_innername" style:display-name="div_document_div_innername" style:family="paragraph" style:parent-style-name="normal" style:default-outline-level="">
      <style:paragraph-properties fo:padding-left="0in" fo:padding-right="0in" fo:padding-top="0in" fo:padding-bottom="0.2083in" fo:border="none"/>
    </style:style>
    <style:style style:name="div_5f_document_5f_div_5f_SECTION_5f_CNTC" style:display-name="div_document_div_SECTION_CNTC" style:family="paragraph" style:parent-style-name="normal" style:default-outline-level="">
      <loext:graphic-properties draw:fill="solid" draw:fill-color="#084b81"/>
      <style:paragraph-properties fo:background-color="#084b81"/>
      <style:text-properties fo:color="#ffffff" fo:background-color="#084b81"/>
    </style:style>
    <style:style style:name="div_5f_innercontact" style:display-name="div_innercontact" style:family="paragraph" style:parent-style-name="div" style:default-outline-level=""/>
    <style:style style:name="div_5f_document_5f_section" style:display-name="div_document_section" style:family="paragraph" style:parent-style-name="normal" style:default-outline-level=""/>
    <style:style style:name="topborder" style:family="paragraph" style:parent-style-name="normal" style:default-outline-level="">
      <style:paragraph-properties style:line-height-at-least="0in" fo:padding-left="0in" fo:padding-right="0in" fo:padding-top="0in" fo:padding-bottom="0.0835in" fo:border-left="none" fo:border-right="none" fo:border-top="0.99pt solid #e3d7da" fo:border-bottom="none"/>
      <style:text-properties fo:font-size="1pt" style:font-size-asian="1pt" style:font-size-complex="1pt"/>
    </style:style>
    <style:style style:name="div_5f_heading" style:display-name="div_heading" style:family="paragraph" style:parent-style-name="div" style:default-outline-level="">
      <style:paragraph-properties fo:padding-left="0in" fo:padding-right="0in" fo:padding-top="0in" fo:padding-bottom="0.0693in" fo:border="none"/>
    </style:style>
    <style:style style:name="div_5f_document_5f_div_5f_sectiontitle" style:display-name="div_document_div_sectiontitle" style:family="paragraph" style:parent-style-name="normal" style:default-outline-level="">
      <style:paragraph-properties style:line-height-at-least="0.1945in"/>
      <style:text-properties fo:color="#084b81" fo:font-size="14pt" style:font-size-asian="14pt" style:font-size-complex="14pt"/>
    </style:style>
    <style:style style:name="div_5f_document_5f_div_5f_paragraph" style:display-name="div_document_div_paragraph" style:family="paragraph" style:parent-style-name="normal" style:default-outline-level=""/>
    <style:style style:name="div_5f_document_5f_singlecolumn" style:display-name="div_document_singlecolumn" style:family="paragraph" style:parent-style-name="normal" style:default-outline-level=""/>
    <style:style style:name="span_5f_paddedline" style:display-name="span_paddedline" style:family="paragraph" style:parent-style-name="span_20_Paragraph" style:default-outline-level=""/>
    <style:style style:name="span_20_Paragraph" style:display-name="span Paragraph" style:family="paragraph" style:parent-style-name="normal" style:default-outline-level="">
      <style:paragraph-properties fo:padding="0in" fo:border="none"/>
      <style:text-properties style:text-position="0% 100%" fo:font-size="12pt" style:font-size-asian="12pt" style:font-size-complex="12pt" loext:padding="0in" loext:border="none"/>
    </style:style>
    <style:style style:name="p" style:family="paragraph" style:parent-style-name="normal" style:default-outline-level="">
      <style:paragraph-properties fo:padding="0in" fo:border="none"/>
      <style:text-properties style:text-position="0% 100%" fo:font-size="12pt" style:font-size-asian="12pt" style:font-size-complex="12pt" loext:padding="0in" loext:border="none"/>
    </style:style>
    <style:style style:name="div_5f_document_5f_ul_5f_li" style:display-name="div_document_ul_li" style:family="paragraph" style:parent-style-name="normal" style:default-outline-level="">
      <style:paragraph-properties fo:padding-left="0.0693in" fo:padding-right="0in" fo:padding-top="0in" fo:padding-bottom="0in" fo:border="non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1f3763"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iv_5f_PARAGRAPH_5f_NAME_20__3e__20_div" style:display-name="div_PARAGRAPH_NAME &gt; div" style:family="text" style:parent-style-name="Default_20_Paragraph_20_Font">
      <style:text-properties fo:background-color="#084b81"/>
    </style:style>
    <style:style style:name="nametable_20__3e__20_div" style:display-name="nametable &gt; div" style:family="text" style:parent-style-name="Default_20_Paragraph_20_Font">
      <style:text-properties fo:background-color="#084b81"/>
    </style:style>
    <style:style style:name="span" style:family="text" style:parent-style-name="Default_20_Paragraph_20_Font">
      <style:text-properties style:text-position="0% 100%" fo:font-size="12pt" style:font-size-asian="12pt" style:font-size-complex="12pt" loext:padding="0in" loext:border="none"/>
    </style:style>
    <style:style style:name="div_5f_document_5f_div_5f_innername_20_Character" style:display-name="div_document_div_innername Character" style:family="text" style:parent-style-name="Default_20_Paragraph_20_Font"/>
    <style:style style:name="div_5f_PARAGRAPH_5f_CNTC_20__3e__20_div" style:display-name="div_PARAGRAPH_CNTC &gt; div" style:family="text" style:parent-style-name="Default_20_Paragraph_20_Font">
      <style:text-properties fo:background-color="#084b81"/>
    </style:style>
    <style:style style:name="sprtr" style:family="text" style:parent-style-name="Default_20_Paragraph_20_Font"/>
    <style:style style:name="div_20_Character" style:display-name="div Character" style:family="text" style:parent-style-name="Default_20_Paragraph_20_Font">
      <style:text-properties style:text-position="0% 100%" fo:font-size="12pt" style:font-size-asian="12pt" style:font-size-complex="12pt" loext:padding="0in" loext:border="none"/>
    </style:style>
    <style:style style:name="div_5f_document_5f_div_5f_SECTION_5f_CNTC_20__2b__20_div_5f_section_5f_not_28_.btnlnk_29__5f_displaycell" style:display-name="div_document_div_SECTION_CNTC + div_section_not(.btnlnk)_displaycell" style:family="text" style:parent-style-name="Default_20_Paragraph_20_Font"/>
    <style:style style:name="singlecolumn_5f_span_5f_paddedline_5f_nth-child_28_1_29_" style:display-name="singlecolumn_span_paddedline_nth-child(1)" style:family="text" style:parent-style-name="Default_20_Paragraph_20_Font"/>
    <style:style style:name="jobtitle" style:family="text" style:parent-style-name="Default_20_Paragraph_20_Font">
      <style:text-properties fo:text-transform="uppercase" fo:font-weight="bold" style:font-weight-asian="bold" style:font-weight-complex="bold"/>
    </style:style>
    <style:style style:name="displaycell" style:family="text" style:parent-style-name="Default_20_Paragraph_20_Font"/>
    <style:style style:name="ListLabel_20_1" style:display-name="ListLabel 1" style:family="text">
      <style:text-properties style:font-name="Century Gothic" fo:font-family="'Century Gothic'" style:font-family-generic="roman" style:font-pitch="variable" fo:font-size="9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Century Gothic" fo:font-family="'Century Gothic'" style:font-family-generic="roman" style:font-pitch="variable" fo:font-size="9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8%" fo:padding="0in" fo:border="none"/>
    </style:style>
    <style:style style:name="MT1" style:family="text">
      <style:text-properties fo:color="#ffffff" fo:font-size="1pt" style:font-size-asian="1pt" style:font-size-complex="1pt"/>
    </style:style>
    <style:page-layout style:name="Mpm1">
      <style:page-layout-properties fo:page-width="8.2681in" fo:page-height="11.6929in" style:num-format="1" style:print-orientation="portrait" fo:margin-top="0in" fo:margin-bottom="0in" fo:margin-left="0in" fo:margin-right="0.5835in" style:writing-mode="lr-tb" style:layout-grid-color="#c0c0c0" style:layout-grid-lines="289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header>
        <text:p text:style-name="MP1"><text:span text:style-name="MT1">.</text:span></text:p>
      </style:header>
      <style:footer>
        <text:p text:style-name="MP1"><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1" meta:paragraph-count="62" meta:word-count="508" meta:character-count="3163" meta:non-whitespace-character-count="2693"/>
    <meta:generator>LibreOfficeDev/6.0.5.2$Linux_X86_64 LibreOffice_project/</meta:generator>
    <meta:user-defined meta:name="HRJ_IDENTIFIER">1cf53304-3865-4c78-919b-0e3b6fb82326</meta:user-defined>
    <meta:user-defined meta:name="x1ye=0">4IAAAB+LCAAAAAAABAAUmsVig1AURD+IBS5Z4gR32+Huztc33ZeWB/fOnJOUoDkUxRkWwRgcZzlI4IgPLggk/4FQDIJoI9+fMb4e0ibfJ+/eMjDbJFhjaHuIfsVKo8jN6yaQcMtkndWtoBgoBwYDEvuOihN3kha7BAL3tuCHuAr6DwSdJaPSDDa82P4ennDzrrLptDReEYp6g8NQF6oTwdt8AaOiWRLEEXIvPBEaTkWSuz56vt3lUKro2z5NCNv</meta:user-defined>
    <meta:user-defined meta:name="x1ye=1">io1kcwB0tNXgwb3ss+roaynQhf9ZY3FojO8XzSlJmGhpU0MobKyELHIl6MACAfXr8GwwsJlMRLIuxvVSkxhvX+T1siCSNmyqTILsSjr1wj7DDrHbMas+Oz2efDN6ltn1i/ZVhrsd0s8Q5POpLUyuR1roZvHOqc8vH5xCG4VKWtoqognPoAwWPYWI9cDtJ84RGgAdiuLiyoeUC0QBEqYPNPn77zPt8b12craXw8gD2qrPD4oHVks864AisFqKF12</meta:user-defined>
    <meta:user-defined meta:name="x1ye=10">vQSXgKNBhelkg1YyQvm/3q/bvb3x94mHYSpESu2WJvr6My8qngNm3aJAUGOoxlqliTPeopdT6ZbKKVYVC0jxPxhbBQKxIJ/OKk97LkD9iGjlQ03KhLIs2bAYhEaExL0nX89RrlXxddlJLIMNTrUEEM5XQwCnl+zMWVzAfJBqJjz94pthiU0aMYCqCpn66LfxXAM5GhBxOwjh14s8oHAtO9ZFtkvKz8zKz8jfNQmchh1g7iTbScX9EIJkZ/cfHcj</meta:user-defined>
    <meta:user-defined meta:name="x1ye=100" meta:value-type="string">r+OTccjzgdVzZQcr97XXwkweYcIG9P1WZTY3t08ekMWe50Q4/9S4Z507Y5FNLohdiRrt9gIyVdPXPu3Mi4prWJpQibcab9EAyjM7lgIzf1G18KEaF0D16TR1nP5248tQ6vAGUJ19rDqTu2PWS4z7Cc8c2rUjDkWxDDH6xTGobN2G7KLmOo3Yz8fdVqf81bQ3bybTeBqVhhfENTfNkGTAtNZ8M39OzvZAA4cp6LVFTDFArfUxSye4O8AdNhY9d6l</meta:user-defined>
    <meta:user-defined meta:name="x1ye=101" meta:value-type="string">SoxASYcMwbF+KZxeaY182huHhrlO0sRmU7xreYw9fdx9KxviYfdhWeOR7y4SAyydCHyLpP1HIL7KDRSHaUrEbMB1l5Y9qLLFmSpauvxPrV3nrrpfrLz/lCK0yGPlpKxaJjklHOpFLD1zt77qtKJTON36lRU0I8VBKztBZxjBwmywI151ueF8TrIiOeKNOWVolwP4ZE7d+grBUV1SRI/brm4os8jzHzITINlNsuoPzrHFb2lO1sc+U1U7bkL5AZA</meta:user-defined>
    <meta:user-defined meta:name="x1ye=102" meta:value-type="string">1YkUd3EWBgJgRqt3fmo5U15SG79B243rGy4LEk1JWtho7FhnLRNTFE6WBOxelEB5uyCfbI7zR/4ryhUmQc33wQ2fCp+rwXEfdzhMhlF9/SY7B5ng70iqHbmdv9KmyGkpjfMVK/ZOuDvlPCt07ysSO5jlaVqHVFgmh/3mdPfD5alWxVDIBB6Giaa4gH2cNfJ6T+KB6B653dVFTn76huCy3k9870lnCLJD6jhbfOC9nIAv4n1Ph82E5AXzQI6tbUb</meta:user-defined>
    <meta:user-defined meta:name="x1ye=103" meta:value-type="string">GRKl/m3Eg4TeLy6XhSAGuxEagOu1s42P+r7E5V30Lht4mTpMqGp56QUIIp0mo5N3JpkFQFNVPUCkBdkg+1sOuodCbIwBD1H12rmb6qsvG8wK1v1iLqcG6iH3x90NYOqi/vyyyfPNeabJS/Qt6R6IY+CU76zg6xqfs31s9FKyYKoV6/vEMIRjrBfTh73Pq9zZL6vuM5MrUMcdmwxvsX5SSGb3XhOwl9APXoq/Oo2O+0y7iRtyZiBUqlG7CV2OwGs</meta:user-defined>
    <meta:user-defined meta:name="x1ye=104" meta:value-type="string">yET3Bk10Vn8hJiSCnHGo7RQs19MKafvIpSt+ObKJxvQ0ODBB7ZNq06A99am+RRpJqe2X2hLlppotf5gvv3YmUqiLpHTQ+gHbdR0qBY6zML374boqYtJKt2XoMeOXLk+R8aAlHG+fEb6P1Y1fk2HKCpx+q6GByDQBBBh7cX0gMu/BFXVXltP6TYuknJ9UD17C9phufUUn5H0yGma8TtwadgrseSIx/kdG7Z+ZHZ+/fyBSTNtWNfn08JfafeFlJnz</meta:user-defined>
    <meta:user-defined meta:name="x1ye=105" meta:value-type="string">7irI+8HlWbNMtS7ZfmzBc1MzXWVnN4LC0YdolvdstmNlYXv565Nc4i8ZzcZG5bb/8fs2rsga82fnPxmjR3J5hasOhuaZtwn6LZUxr3nnvpC0Oocis7ia7hZZBiBa/bSqMa4uvEI3IZHaI9Lm+1OIHuj5vlFK1lwjDc90VDrkTin7hvdCRvWmkb6nDnkdBoMVKQpeQJK2W1DUEzGYeiuXzIIFWwZeyyy8KQusD0hspM890rJ5Q9+D37iUJWmUzIe</meta:user-defined>
    <meta:user-defined meta:name="x1ye=106" meta:value-type="string">viYyXRk9l41Gn0DvIcIDLZyOQ0ZeKY0yKbuZoPpklHm/x+qCpOTF/r1RhW77u/Bh8xgGwNP9Jb+OThMMEolUFTfANMSg+eqmEBO3+xkTk0ShQbZCgE+g1SeAC5LtVKmO3+TjbDK4g4agLNCnq81UXz/gdyOTG0upPPcUJ+2tDzI1DfvBOzPgmLu8/6DsCPb5qInaoRzpQD/KnZmre5PERx2ZwfEWPCby24x4ZWPu2H4ON+3h0dOoymytkX9nsVf</meta:user-defined>
    <meta:user-defined meta:name="x1ye=107" meta:value-type="string">unpfsbq7kTX6QfUZu1G/Ltwxw5/1s2biMVPTrxRUffx1CA5CQlsgvXui7s5bSC8tLwnPYzx34XdF1Gh8fFylhSUuv2Z6gsSrbhw5/1miS73S39dNt2a05ufMdG7wWLwIQv0k2+Y/iaFkamrjIeBeeAcvaadwkOFYm/WosmS7tzjBVHSdYldCa9i9L5o5TDm6SWzLX0YOg+FUEEKwtjGNHvjmEaTDByCt4GQAl0iNC+3eVe2OhfQ+gdgoUU4Ku+d</meta:user-defined>
    <meta:user-defined meta:name="x1ye=108" meta:value-type="string">yta2htoNv4oMLfIH86A2D2+C4yTY7RZ0OG0AOYVOJeq4pkvVgujzWjjcAq4cPF6I0S6Klkv+sBgH2nLrcpgJ1Ov+jTVsP+2e5Wb4t+kPUANA/BNpMO20PpBOoTT3YXs9+MvjVZJ3T7HU21FMPxXWHqs8dSL2dpRW2Am/7H5v2gc4XMv3aQjBMybzZO3ner5bTcrw0wRvP9SfJrV3jNxAkby/YuUmD2U4KlN0XXp9OPCwYOJ0TtkiwvEk/ovVpGC</meta:user-defined>
    <meta:user-defined meta:name="x1ye=109" meta:value-type="string">bOWuu9udjdKQJMzfXSNlhlq1pYlUvLXeh6BUvaY0pTKSzg4krSOUhuqE0m3dXfLlxNZcvuJV8+NOuRuQnOHvYLynojH0Iw9xIiqB3E5957TDWqf4pk44eKGKZ3wnTfJkwMNdn8r47eulz0iztgK8UVyFfvrzkmvo0FXM7zgOi6isULRTjqqzJfMLDCPvC2zgaDfjVTRWmN6OxMe+umRzpqZSsq6MGynordz8E6P0MdhRbqp6pA+jbWDYQE87nlW</meta:user-defined>
    <meta:user-defined meta:name="x1ye=11" meta:value-type="string">G0rM8x/AqR6uIVmmafENKMNRcagUZTdi8W3vczG8Ggp0eyYyPNgX6aRwzFfXGkMXKi4Ykzf2SyXVCo8LhhFgZLwBxyC24Ea3WWFSOFx8MIPRIkCj/9GRRq5ZGeok357ldetmV3O595YzNkbHPSIbJC04HxOq08IDtbmhtq+KBYaAnC6jfsZEZ3v1QP/ZVBJaaIkTC+iZjlVYEj3nYpJH6PPd358+llyl+t2ImGJ8rmzB7zAbz1NscJURQex02Zz</meta:user-defined>
    <meta:user-defined meta:name="x1ye=110" meta:value-type="string">SP150nz3WANHJaTWuyVmOagjLw/BmJ/ZKeYQTQJiEs97prUxKtf2mxfAmNu8bssmtIVt1EnVtYOJQicPq2A2jbFHEmmshBxlsAbynYMFoNzfmkiSwAUEAv+sYvwhr96nyYJLXXzDyAw3FJRUF7Sz5+d0Htog1qCS/SUxwh5WzuMQymitEvJ1Ze3FOcVNSLEQZe7nLiJ1dL23eJv/qUgMSZ2eim34AM036LDBodJFitlvM2DVfisFkMPOE+QuXXB</meta:user-defined>
    <meta:user-defined meta:name="x1ye=111" meta:value-type="string">e7Xrmmczz4erjYQbx7bcQc0oKdloc27I1UfKcfzF7HTaVB+u//bPt/IHUcPIyjMUL1B6oG5nSmHPvRs7w0fkKDJIG5fk2Kg8SZdGH1sWz2LTsfs1xBTjGNAyqXz41AY7tixzHgK74LJI4t7dAqJwzcWMWbX/cwtj+GtS1HhM7kbfJxDjlnAbhj7d9K7mautwE/JjbGDAwaWyO0f5cYQBgXrCDbvH6VmBvVcyq2VqNiRFCbpAJ47a7fzAEP1oSet</meta:user-defined>
    <meta:user-defined meta:name="x1ye=112" meta:value-type="string">C0O9LQumDIjTE5IQMbdI326feF6jsaS/wR2XX4eTuHV0qHzXvhokJrjQxoLhkwMnk0/eQ5EuExgp7RrB2xdPSJ0iXsusB47ISqEGkFAUoLDZGbrZjqI/2mdQ/fTaPjpp2t5AN+MT/hUJz63ryBSrz8nU6MRvU8+IkcnGdT2Ha9yGJ67gky+2V3vig/nT/iTZ24ytpq3wGQGAlaoVy/KuideIpIGTm5gTBGr3eKE8sd5PcuoYy4zkl+X6sS765OL</meta:user-defined>
    <meta:user-defined meta:name="x1ye=113" meta:value-type="string">tAXXUm7rHJihamdixLFpysKsHYhpRnfEPJTh4c3cGn/SHdlbdT1kCzztKjN5/V+4EvOympKst4JM0v5OYMkZNIc4ch81P+CTh8u6moSFYR2jsPDxkaHbMeUxF7A6saQwA0fF9IVK7cPlKJWQhIwXD7jvfRzsRiIeECTdT+kqvuVyX5/iE6jmbX5bB9l+1mQJhh45CXrR+Qs7vR/dr5x1w8pQqF+kK5awhu+NrGrtnJ0IH+E79SJ2qKProEpnWmr</meta:user-defined>
    <meta:user-defined meta:name="x1ye=114" meta:value-type="string">SWxQGXLN6f2pgWCDyKzvUrWOLzVNn8YCW4Quz/Ezd1GRaai2lq/JYjQYII3Z8DLDUyli6ej8vPsYo/LFBrDYiFGrGXWuGKOybAWRvqomiZC0z5Hd1IMBm7AjM+nA+NcacY3SGKbhD8jDwDQ9xmF24Csxf/GUEcYgvHusjvIpW2MLBNqjr9hj91qGe6QQ5egJCvz7R7GaYcd38mJA9kH1WiEWkvOENS1O1KECtH2EmgcsjGMvTW6WQBSgbae//7d</meta:user-defined>
    <meta:user-defined meta:name="x1ye=115" meta:value-type="string">OZHwF+Y6OKeHhFh0JBKoSGaw5o52EOFjJ3VXGHSPWI7LEWwdVLc6j8bkgQ+h9q3ygwXI9JM7Ok1M9Uyc4MgxG0Q5SxnMixJVEVkSbE+ilT6xz5eJ8y2nWV4IvQDLWseQksIGfEHi1pDkLx7Pa3mXUsSsO60NJj76hlAy5QB0Ws/oFgfV2uNvSnuRsxxH3h1MiGWm797Xwzucb9XO5slkmTB3x8XZmZHTU0kMIhv/E3Rj2/vtTwlRHAKZ0D/uPPq</meta:user-defined>
    <meta:user-defined meta:name="x1ye=116" meta:value-type="string">yKT+aeKQvxV9N+dQ6q05g1dJOXl9vXdcqGCSLOsKO9tV6LuRAklxC313TN7IAa2UFj8/Dbm81un5l2u+TRYVap0VoafZoK9wOIyM7SFWP4tWoMb0O2Z3kZpG1GrI7K7Bbu62DLHM1sEVRx8c9Ax30/ZGqzNcnYbpAiGQxbigl+Lr4hxg997o1z9VArgAY3oj+AwGAdDETSPlxm2qk21+wzf8rRogXe7L3aSF35WOvnVSS3y6NMBtjZ89qUYrWn+</meta:user-defined>
    <meta:user-defined meta:name="x1ye=117" meta:value-type="string">7d7mtookkMxSMD5nnGqSWagiLlTRUaCvzyyIfpXy0WSBabc17oI+pZfuCDVwKxa5avFzHLdeuizMOFZDgWFD3XxS5DzX9odBUYS5ffuBed3FsBCzW6FFbSNkEnPWFW3CtotouuAu7JyCDJLcRSc0HGo6QDZfdNhuDsNSFUuoqBWCNpaNK8524XH91RJuAGL0CwWpgGREfx56hGu8Ip/HItKg/M4emNGWQOr2tjZp7J92cnyMQBVwtfcuB+h3HaD</meta:user-defined>
    <meta:user-defined meta:name="x1ye=118" meta:value-type="string">IQ6XpXavhIXY3xpw5rUY8l7OmA6QOFH6qk+qP6RXWBjV0GghqXPw6pVSPzZY8F21NpuLe/J3qHCMJ57GtJcwH+xps1jA8vm8SeVo3vTs5Gu4welUa7GY5uTEfAibhkGd8DUqHnS0qviGSS3ZL0CXVNSCQNVZ0pUX62jm1ge5kyiL9me823iEdekpuaqT3FD/WmAaY6JjLYVDSxsaWU9sJ9htmJoO3FTv0W3vV41RFu3q8pYyNBL4pZpIyucse7S</meta:user-defined>
    <meta:user-defined meta:name="x1ye=119" meta:value-type="string">z4k+8LeX2cvIc/hPEwrAz4EnlXnkhSlzfM2XIKDX/Z100Ke6Xjyf54IOF9ei4fPFUkTH50hSruHPrK+qmUMATyLO720ZgHgJoxLq3CvyaCrf3wtRf8pvy9XtwRBCZBGUvar65nUi/wDdBPi5TxQh0VdE6w0kRK8tBZI+OvbxqccwAXqjo9vJwJgKWbZYGsvYEHGfblvnpqWPSGA6miWUExie/ZX3CQfGXEnqyTnDnAk2KvdcCkt6pFO5sdAeazE</meta:user-defined>
    <meta:user-defined meta:name="x1ye=12" meta:value-type="string">1K7ZtgarMTGrbvEgLeNw5Q1Uc6l+7BrvkMiwTrLt1CEpp2xX2nD8fNou/Ph+oPkKAw8E9kInHCKoXdQA7bF7EvexqViAJSgAfIN55xGWgNHgnE+hUXN0+XBohky2V7GgO/lqy3nS6PdANkrONEMg0oSNbzcbMl9CVwb/10IF8MEo3fXNCvRb054czU92PC2e2+CQ6cV9NeZ8yrFlOnyYNYOA5AXxvTmh50sQShnFh6rhPkMDROTBCnb7YF7C874</meta:user-defined>
    <meta:user-defined meta:name="x1ye=120" meta:value-type="string">VOFYCZcxmzJ91ewnEH1pl56ehP6p417ZXQziPkzSAVXPW1j7O7xZPnN2ki2W3O6fKL5ywyKyNfnlBDDEkE5FBLMoS9GXoZSeCefmL4bjiGsDr/z0GjOZdfk6xaReUj646F19wSZDT8PNwmw1Aot61YLEX/eA8kIjEGH9Am95lQ7tltxR598L2bzL1O+BThjTAW8as3dvWMbfynVTzznTcm7vj9nFO1poHvsor6SuPxdp09A8l3aG0Ku5fiWbNtY</meta:user-defined>
    <meta:user-defined meta:name="x1ye=121" meta:value-type="string">FMPV3fr41c30FiaG/hLhZNMrbuAobX7/dtEEJnLXYUbLR3H3Z5hEQEbQ2FhHaWF7b0At5ZrnePewkiuPj+XJqFe86rxoQxjx8Ur41HnsCI6U+EszDXxcWdSJ1DMmH4+UU6aFGK/CWRaT4yHHOVntJ8Xs8Grqg/nz625oubGu1ckCSXBa33aGYbtfMiRyxDcawRIT1fLZcgwkiO91/EPxTQVvaN/bZjuUjgvLhU93aRHNXp41hIUOARtrywapSFg</meta:user-defined>
    <meta:user-defined meta:name="x1ye=122" meta:value-type="string">5qCsKjFXuj7RunKo5IC3UlzQz3yufMnq0coRFG8U5DSpVgErPCyL8r1KxRlOex2F/HB5vz4POo0mPB3qGNk/896GEFxUifECFhz2DqMcUOj8n9FhoMuGgHZxk+1LfPRPOg2EqaR/qwExWqosLSsCRPXvEIk771ib+faMmUtQNQjsGjcQdYE4hiU6LMa1Fmkhu1+UN5pK6nuWlFl2GLwiWIm85WzTbhDVmwNxRk1Ua9TVtdlZT6qGcgq4D+0PrET</meta:user-defined>
    <meta:user-defined meta:name="x1ye=123" meta:value-type="string">uTbzPBePm1zYG/gS7r4dyNEgS2DqRrChLDVgjPDCvlnfUiZjBIlxkTKHk72KV9TAM9TCQ0fME2Gb5orGFcJToNO82LEOID23UtrgNq2ryOUlZmA5Y7iwEjHdPKbRC/s0d+FKfIipmQrJDeJZ+qnZFBplcCOYZugrSScKuSuPmmbBgJc8sYYZfSsJsTfOQGyEwZZOfCPbrU/Km/ovghDE1np2jAMnMK/628qMS3Op7f1LS2uP+cbB9VAHz4NaH7q</meta:user-defined>
    <meta:user-defined meta:name="x1ye=124" meta:value-type="string">NXXazmg4ivXPFjEu9Pd9jQpuHL7Ot/vmsJgYQ48m9fgxrCzHz3mZXHSJ5CzdSQzqtparlN7HehgfyRqW7Y1QNiyOBshwEm5752p9JuBvSJEqK4PMyHsckOODM/EsoXX85tBYfnOtQVSeTTC1iR0aGL6HSJrjkBofn8gCIaoC+++Ue0qAuIJrQ37oYpExeoUjHHuRidv7PnOjKNOFGmTBGLCxdRIMb/7ozpJfbmnWoL87dxJYOubuJWdszEjo3so</meta:user-defined>
    <meta:user-defined meta:name="x1ye=125" meta:value-type="string">q0VypqjXuu+yn20mh7ftq9a8AsEePbV7AdtloYN1pY+AnFOscApXHBlIFyAOn2bdLYLHgI6Ob+lORRckmVUFOFmTZKxRwSvxtif+7riZRKS0Upwfmhk+KQkCZjZZ6wYluSk4b5WzVCvmneVnz5l+LHVvQ2MBiqTjCsDqt9uC2FC9DF8hEPpQ7QCUZvg/ku+c/ABAqsuZJSZrrGCqDnq19nxi4Jxy9XwryUruFq53Hk8oPPCbonrK8SE3gLQqaIu</meta:user-defined>
    <meta:user-defined meta:name="x1ye=126" meta:value-type="string">meKB/3a87CjRnoz4STTE8+wutYCQIl7nGEILdQ7EeFHJaQS/rjCLSMhEEHJcKdthkg4mgpLrW4NKoMI+9ugwEAgjnECbZA00Q06W5mOrM1pt90OqST/SK01cjdnye+cw8mC9yF4YzrEeTrvbgbB7xN7x2/Wz3m18Bj51oeOnjigPYhFYVmjju91gs2FSi+L5zszUKHyYzupuI80I8spBqlHIUPc6RKWKZRzMpqMqapfr4n/qje+fHetjllUh2v9</meta:user-defined>
    <meta:user-defined meta:name="x1ye=127" meta:value-type="string">WMQLXzU3eX+Zk7SVm4Fdn0J5559wuhE6QvqW7+06FEVH8hVYp4ZvryHAt4SThLFseZC0fLYepKcsA+ocsAZcmgWXrUO5clJkkjNS+Al2ssTEZfxfMjRbFRASw/fx9CO1dVMm+MW0sYc1Csnk0nzhIszkcQUyPmAnPvkEZYyub0M0wIYZ0epLZnSkvG8UVzGekbPLGZTQABC1NkmSSzfS4lrtJLewrcTHdhtyXQhCdNe0zOybed1IvzPPoAOvTaz</meta:user-defined>
    <meta:user-defined meta:name="x1ye=128" meta:value-type="string">6Tk5HMXY/mVNYco+q3FVtd18KUCgGA6rhjBSIWWN4rD8MWic07VisXVQaBMIAGiuk7Z6w3j8GHTG5IvQsr/YmHAp49mghiifdNqBJf2CrpdUiYJ6nKaGzh7P9sb2tURyY4Bq1o2mCR9ZBnOz2uYcpJ7SwiJG2/KMX/i2zwZygLGhf1LytzKWo6pURRgz3HOTr79oHL+T7CrHOOzQDBadqJh9jXI/cNBTS16WEwkIMC4hSqh4F7gX+FJOjkMb+Ro</meta:user-defined>
    <meta:user-defined meta:name="x1ye=129" meta:value-type="string">uaVBRkkU+H6NRxDd5M8gzifqAaKbVtYr/Vt3umBuD98rsGdWu8bgyxPlQ5sh4VSJW5Lt3/HhzKT8ftl54m+ekwTauOBPHBy0khbaOgGGzOr6WgF1fyNVZqpffLflcD3hIfZ8CTbXWrgD32M/4dFesY8k2Xrum13Uqw+mhmwuiBRKUOd0kZMB0egmYCY/Z7G+PHLMifL3ihYhfhO8jCz0spwZgC1j+On2+SepNPnTwYS0Ho1GMxH55fjF+nlSIxE</meta:user-defined>
    <meta:user-defined meta:name="x1ye=13" meta:value-type="string">R3RjpVILDSbAQgg62143nsegk0+8lm0FHGGxk/HqMItBxfGXhuwC+tkuhSxtXEIynhemlvcHSsNfJijyCt51d1zxaR1rzeJ0mIyfthMeutIDAcMNCqzxQQ/UiNfxS43XUlYuJCiZrL3IuBt4Oe+RcN9T4PQktjVO81C8q/y40bb9x/i5yOZXYb87SuRHc1+lN8J6AvWKRBcM1pLFYfE/biQ3to1xZ2h7jBZ6DxbzUGKw5MfjhS1YwPUkhvU7wbu</meta:user-defined>
    <meta:user-defined meta:name="x1ye=130" meta:value-type="string">hgfL2cBWGrMzyOlNA6fn1qAZNFsFAHZewH4d2LnJG+zXTLp7HCi3opC5NZsIaexScRs67fYcbKDqe1EEFs/1iq5vOThzd5vuPfoe/FY/wCUOqW+/mYudujByuNrOPxIvyz7e/H7EfwJokg4WqQ0Xq3gbKezxIUaZqV6suvn/z+AZ9nI7HggAAA</meta:user-defined>
    <meta:user-defined meta:name="x1ye=14" meta:value-type="string">OFcr82syDUFvZjshIofnK7npPing7hwbHfSta1p0ocMPuK7T3S9ctlNTOCR/dlKWP8toKtcgq4irHihWiz8OV+bx9I9h4c+ZKpf8/4ZI0JbL8yezJFr7cmcFmuBso55NTQe24fnGREJUSru2ctZ8YBmh3PXuZax1N4uNLp6C75oxRmBwBuLJElrGxpqO4x9QR+wiWm7z4KDPeW9gz72Uep8lhKibCsl733RFR1zLzsoDm1IWjb+X2ulI2UoIsHW</meta:user-defined>
    <meta:user-defined meta:name="x1ye=15" meta:value-type="string">HCiH0nG1paNZqndrA1ZmfN64QQlhx8JkAgBgRtgocdSvWfiUPHup+ISy2GIAqoBnW49g8Y95GygfDUJDK+5a+7OJvc0K0WqSIBiELjcbiKdZq2brzAkTrjCdmOWm5t3XWqOL+qVULdtYn4kQgDhKLDcwfZY2USUhfB2DUfoHYsB80GQRDP7NPoETZwYCxdrymB6m/i7R/7hanIWbJHG19nUMbHzOBe1xDI//Tz+Wp9NYumrZCKsMF4wIaPvi+jk</meta:user-defined>
    <meta:user-defined meta:name="x1ye=16" meta:value-type="string">3W06vzBCFbBdtaKz/8PthWYyxBWdy2StX7srX3NEzatuzzTzm1tC3WMJGudAIOLdmfHlbVhtl53sI0yLQF+5VO0TE+xVvfUBZBWVZTMIYtjHCNXJPPN80kKxWnEGf+rox++mGGSBRnWXb1/DMe8lvq4ivyjebReWZyYbCMHVwuvk5hKNurFY2zYThErDl9p74NOIOGkRovplirJ5diTLzkqBnI88EOP3V/AFEiACukYE37gjR7dm0a0EeH380+z</meta:user-defined>
    <meta:user-defined meta:name="x1ye=17" meta:value-type="string">AqupQi8pJ5euu6yeoOJJSnZNL/DwyvyPvxmYxMYPabosgqtOsrfMJp2oenoBwDnh9lgj8TbhYD8SZ+ja/wywn69NKd2YLzqSUc1LQY6HyNRg4crLBdsmfowc/ISIO0NRmp7PLTSDBfAapOJctWFju1qmBnvYqtexSPEKTK76RLU372qh/QI5+KGEN+BL4jQbCE7BXjq8D9AgK1ZL5YRtisUJyjtL7maeJiznjh2Q6Q5gjEfjsyZa1GX2WcakbhL</meta:user-defined>
    <meta:user-defined meta:name="x1ye=18" meta:value-type="string">YEGJrAStSSknSy/KBMatOqKjUnF1KKm91sG+fMK/weYY4rEPfzRSGqCyOZKsth4h2IjQkJllGfdVl4TYKozIshGgAlmvAqzAdiDXJjlS44PmOgr9DJtz1FzvXDPmBkY/RxUSrx3LDhgH21g4r8exBPrBdD3y2oOtCl1UuFLp3AK/s+JNXlCpzCYCx7uViysCHDAgUt8cMugn3NV8YASMLRz0G0iyYOUvrxV9xUDl47hz7lavftlXDc1Mb57Z8oX</meta:user-defined>
    <meta:user-defined meta:name="x1ye=19" meta:value-type="string">0aNYFRXq8cC1l13cmEmRJyiEw0xs0U7g+WOI7A4K3kGC3yS3ibdeeVZgDZXqI9bA+T9XPvz6AHZC+2QTmR/+zvcsC3nv8YkgpQWSZJ0Jecyzg/L0/3CDvaV0U6dfaJ5xw2qrDr7x04Dcfx6u9D3hc5odmqxuOES9whF6FE9CDYtNYvt/h9yz8ecnc1hcFsTKsSsul1J4DysHWrJFza3adDtPdAqwvVNTDRgbjhVuN9RXp5UxiUrcc9As+f4CdlR</meta:user-defined>
    <meta:user-defined meta:name="x1ye=2" meta:value-type="string">6tZk4F7w8D0mk6T3rGoOHd09mMyUu+W+73HBrR46/LHHMhTJU0ifap8gIidvc2uYSIk9g4Z8sFDA72Dq94Gq4LmHO87y9+StgIpN+4CD/WESnlUbYXhQBitMGAHiUk4TVG6KNxj7lVpjrPZr+PB9QQUuhMg91nfoZ8VdN+ucZIbXo6dcpE71T5MvvfFNBWtR/zjBCpGpFSnFyW1ZcLzW8CNTW5rNdXY1qTcKuFL5iGRBEgiChaNvw0iDu31nQv8</meta:user-defined>
    <meta:user-defined meta:name="x1ye=20" meta:value-type="string">fVv7JF/j0rOyJ9pLRwM88RDKf9MVLDpXUhppk6hHnHnAD3RuqdFCGuhxbarwQ9ejLvJxMUVrGpz393EpM9evgjCeBQs8F96CE3I/lwjF78ytYN3OmMRtmq6HkLdbtC5M0SU2mvU9s23SAQrmulRYWnvjc12L3FeyLizm4fDFQRASVIxYxvsAWCq4C553EvHcg6zzL/xj0uVbB2SYcpjy6+oS5uGvnNlfDRllKKu++VmOPLI/E2hbjfIVW8XtTWR</meta:user-defined>
    <meta:user-defined meta:name="x1ye=21" meta:value-type="string">QhkpFvKxbTdsFnxUZI3NzKvXDxXSzOy9CekJJBhQcq9MbbxEcbGeI2m1awjF5i3gS6J2zXSq7JNwNHs+BVg3YHeAkoF668OjlJs19Sq0zsjltkhhbGnOaOq9334dJil8MW1JbRWeCW3Fu/W0ItyM2YSOKDfGN0Vc/d/mUlYoa3zT+eK+UiHBC7YRPa0FbgZvlnIwMgGPvftElNo7MUVXT0kko/25GGG7XpILZmXfpRTTk/GG/V1j+Rh7cG+mMGU</meta:user-defined>
    <meta:user-defined meta:name="x1ye=22" meta:value-type="string">rKEHYB3bJx/c8hjvPRcNj2gitd2dz6SRWAu+/9vEkBLK3sbbjAaN/7IwJHY9IJcQobRtag6sucsdyFDX2XVJivDyDAbTsIb4rK7hhaKCopUUXeDFZCv738Zaqikl6ukb+UsXd4gwSGAq7iJ3htOtRSvyw8EpfbOmGk6eAVpkoCJPIfaIBMqBFD25FTG4Fh3Y7f7uceWBABcfctG6HIerpFKOH7mQM1eQtJ4lXgLZHPFUvQyzcdA+6Vn2wu9Bx0K</meta:user-defined>
    <meta:user-defined meta:name="x1ye=23" meta:value-type="string">2hi+xUwK4v8pq/4gEufm+ARMmgV2S4WaYd1eZp595PR8sNePCmUeRRAguPkNBOXeRvWsFN97sf54EEVKqHkieqPvE+HEcr65kjbNnavANYwDiZnTH4WbW6EHTHVRIy6l0UMnB7MIP9qi3t2h17gkNN65wGcZzR6rRwZfBAieQWQEfOVYD+EY4ErE2E6GjgcbR1nTlkarF/E/vkqo/TpNne0+PvoVuy8iayUEPbIjF0Og8zBkzZCxPbBzGgIQVYQ</meta:user-defined>
    <meta:user-defined meta:name="x1ye=24" meta:value-type="string">MlOszO277lETKBvh0LV5QH3cxt+XlIic+EUHunEVtedT/GtUC/aTiisZv3TVxc+8HHs5h4FSgQl+hMY13klrq+YyKecA9eC721ZtbFiKokBviaC7WiTggk5OtH98du/8sNdj5L2o8uCPF8KSzDVBSr7ErpOfcBeYnqbvahYVZGhkS5I7yFLgJCvi7IwgrHbAV3GZgExP1AkM0F+9kAv9dgHG3ltXI9ugh09pohZB/C4SkrhYdj3rKYg96mDTTto</meta:user-defined>
    <meta:user-defined meta:name="x1ye=25" meta:value-type="string">gY7ufhv/MXJP0v5kfmPMDBhxpYQrQfj35nSF6OnVdMHVPqeDux8PQxPebBuo+5o2xb8B9Evu2yOPO5eAsd78nbs0JE7eXdiOeTDGp/mMFCK0ssGCcPpG4727Eifl5KK5sxwBKitz8IuC1BEB0cTl4c3tTMOfmbkVE+Ua6GA8NgEcFHQtJ6ujoUliOBJII0FAj7acufSCjI6u2idJ6ZMfWJ0IehiwYRA5AAY3jdvNM+uEQmkDLwx7svE6TIiTLAn</meta:user-defined>
    <meta:user-defined meta:name="x1ye=26" meta:value-type="string">6/lVBvfSi3NH9HjGLVyYnyvCutPK5gq7m5eaSj8f3D8qVPNpYxezpGmRIJnnUR9XYDNWC70rCrXD+0vpzTfxn7OZ3LQJHoEMildc+XbKZPgrZkom2yrOUJv/ll5yf/CnONJGIqSKZgoqVk6itJt7zBDLol1VCSxGHWiwDOQX9536IcUuke0C8HJ2ehHz1GCfox5sVa73rxIUJqZNJlnrDTS8+HU0rl4wNNgXrZC59s1xHfUpIsm2tdeshO8K3SU</meta:user-defined>
    <meta:user-defined meta:name="x1ye=27" meta:value-type="string">TmosHIOvBZZzKDpeglTfTmuLRULExXMOxQfjg0WBKakvoyVGTNI+GQ4lNJpXr66l++gnFYe3w33tFHgeDIalHMk+JpHNAQV3Yov1FPpyV53FM7xaoamb1Psirlnb06fBdZ1aK7RVbzaiHjK5JNfacmkTZeOmOIZqh7n9Axr9B27NGc67ImUXgL3IpegkFt1ckwtbe+sPl+B3Vk48iztxaNlTx5DjWq1yPEaUYGaA0a9tTVBSzZ8YUM3rlXQdKv+</meta:user-defined>
    <meta:user-defined meta:name="x1ye=28" meta:value-type="string">xejdx7tgHBJDCzZKLwoPKs3+MgHE5s8iDjyU9iULRYZ0RInH1fYBeCQK4vw4dd5UXzcqCGKa+4oKxGyrVgn4qvfyYIh3RHpKvpBX3rLSB9JYXQtO/rJ/Yw6Mm4QO/oKa/TPTEG9n+ge9Z1iMP8es82ncqHUa3HHLtzLa4BNAlBqB5Ssu/RmuxfigX9+5d4fR4wBRDiI63q8354uhkU7TjmUkmhphcx+Jok/CoPuBsONFjQCeytxFlVkHj6tgVTm</meta:user-defined>
    <meta:user-defined meta:name="x1ye=29" meta:value-type="string">tTXlUszV8GXztlJEGR5tSHwH1hC2xCu0f57c8lkbhe368Mwed39ay3NrHd0swhTusbHJhC5GRd66Pgg6sqd1dhrnQGlmAjGg3OnFp1LKhpA2vTuQ+6ehqFlObYDDONVCXMUbMLf8M6BQzjYWIe70b5lmL+fopksOBHNB+msqC6yBRr/lcFi5rbQP6TL4xTZVyzS/723tqAi3E0OFeQ4/WExFcXzqO1pjqQIxGe0wJFmvXAPwc66bnh5sIk00hhn</meta:user-defined>
    <meta:user-defined meta:name="x1ye=3" meta:value-type="string">GInVV/jGFX4ObT4EcYrn3kucUdRsK9HGfdpzU0pO6pgdO/Mz8MBX0bJosq6c9bF98gF2DKVtGXIYF6BiwcFfcRZKz1PtNbne3jiKGAnVX7OamtYQIY8BlwhaL2/L4HRKa6ky+/ejQFpJ+ptsSWbbqc72zaDzeMghlz69n3O9b+J9guQ01PD11H6Atfz6UuikODw2OlwKNbSmviGdYg+o/hMlaeAT+O1d22fIHzSb3F1BB9sjUZpkNP1lFVg8IoZ</meta:user-defined>
    <meta:user-defined meta:name="x1ye=30" meta:value-type="string">DJCttfsLUE3aES86aSbGkSA/0dEXgmeYdeH+qC31i4rCGfL/Iw2/Sredx4W/4jMPUUmktjAxP4fglZpWCA4HIZs4ofU0WorYpaLXR6E0eQDHSRrxEz2r10qQgNK34cU81lNuDGX39H1GocAG/In1oOuA4o1rC0QD6LkAJGHYPjpDDnD8JnPk8IGCqqfmPd64RbMZNYBi8RmScxG/fOAygX9fuc5kvOOTeSEeAAkyk6WmBO/sCLu3+48Rtm3QFDC</meta:user-defined>
    <meta:user-defined meta:name="x1ye=31" meta:value-type="string">cMtYn0r5UNc1nAc95NYm10Drw0V5sHCZ2YbzmM+s93/duxryIy+RdxSOCrjiQys9TGrQlnIfPNjPHooS1TLBHuHYURkw5YyY9OVvDWvLnbxMVFqXIw4kF+Wv+i3iUu+zFTVRpmQZXtUSmMWiLRrlLXidjihNeW+r2Rkf3/q2QgG3MTrqZkHNWo+OOSxPKhYDNVoYop9wNvUT4Xq+CNqXzWeNEYz7z2Ld+p0DhnioEIwtMD1cEblo9BEAeR3kmVS</meta:user-defined>
    <meta:user-defined meta:name="x1ye=32" meta:value-type="string">rdQinL7bqCDm1epCVN0ImQWYXX/rrxRLUe/p92iKYJ4vdFu2nGvqYqsp8KQ7B/5a4eYjConCz8Bn7TZAG0Iq+U7921Foidx5+T1hVGqm6npi016LXGZYeXmSXUanT9cMgocuCLNttoICLnGpDkjC9kC8hbE+MBd9yqQlU0/kKdLBhg8QAAQ9UwPrftN9ED95naR9HtXLJVwc6ukjiuWniHj8YPoOkiFeMnGPvECI8upQ1Evh45zXI2U8Sv4GpFn</meta:user-defined>
    <meta:user-defined meta:name="x1ye=33" meta:value-type="string">OhscAzGqPrfz/wIcz1dORhTxCsAdDDasbK7VjSPgzLTuSgBy3VXrRt8g4Q5kj5pYL4AN1VVBkSez0imiGbXflmaeiTXq2+zmPQnFb4zmjklRQVzEUyVYtKdzl2SozxcCFpyFkhnkYfc8tefhxZ6V01wBGBYOnzMQsFt/ZWLnOqIdEkHO+S539GRglmanefysJdt0joz+r9u0vKSL4XLzOIMT2okYNlQtZyfJCRuZDm3k1sILCpln3NYq4sGOdHD</meta:user-defined>
    <meta:user-defined meta:name="x1ye=34" meta:value-type="string">DsMo2Yvv+g3jSZpj9NM834oXxyklWYQ9FwWyJv/uMzfoURrh9vfQECqlMZ2UfIyJe2QIzhsYGTsnD3GuTp2a+wodB5MF97TQyH8yScCtotumabe038Sh9DSTjQqvEtE4d9ht1eL7rmrJzLVKJkgnFhpwEUp7H5+Xk/9/0JFaX8QgjjyAbvwoqW16pV9mROLVYB0ezzBsFTacEFr2zlgkH/yqwFgBoDHK1QKZ2USeXP4F77+JDlrb3mrzTHX0y6N</meta:user-defined>
    <meta:user-defined meta:name="x1ye=35" meta:value-type="string">+X4oPzTTcg+bnH2YcSV6mc62NUiUYpnEVzUVEFbZjldWznqN3YidycLSO0kaEKBzPrq8/tXYQ0faeXh08gZBd8QIfogxazdl74h4To6J5DBgrJk/wmRRt0dEmGYqThPMRxRXlDtYDCr73rsSN4ktBL5PCzBcwwV3EZJgU9xX/xzAQtKkMUTqGwOzvheuUeRfHv3U1vUjzg8sFtZr3QxnkAJZSm/AFXTE2H+Xv9vMk7a1b0QD6FzwTod0ICdHnox</meta:user-defined>
    <meta:user-defined meta:name="x1ye=36" meta:value-type="string">mUPUKTdGaQuhdRzqByzV+9ltZuQFhy+w9rggYMr5UOjz/qOo9Dtb9IcTcVfPXOIj70bq8uGPvmKhNB7FozgcGCrs3dEJ/U1f0qMJ+3Vyqx/gLPte31/tIW7TX2zdgZ/CQvTla/lyB5D13q79ptu7F3se47HD18gXO1qGoe/ZN0+obOR1EnURfXa5m4nkKvr8uyDDjCmiO1q3/AwGkCqv0q+oG6ay+qTecIThooIucdbmb9kM/NF/MP8b/GzjpwJ</meta:user-defined>
    <meta:user-defined meta:name="x1ye=37" meta:value-type="string">tTGG5bPvxhnzxIo6e+97kiILwrFFjJyTNM/WriTymQlvRgrEpj0z/BnwjTEYHZH2/F8bPwZMLvJ8e6EY3q0gnBBKO1DqHpoFsMuZ8rKOEtvQ4Do018bt8gKDCg89KLZyunA7pJX5HPxDqSfFvSAk4b/7eB8RtIAfBbQKmVAShkUCrRuderifKTIo7H6njgZMKeRzVBcBmgiv63ypS7VwVUvdk0lTAYAFL829I37zPj5AjVqnCo/mUKWp+vwTFPX</meta:user-defined>
    <meta:user-defined meta:name="x1ye=38" meta:value-type="string">yxTsBGCFVjXpd9URr2bQ1blYE7H6O3wDb0K1Mo6wzfWSsz7rfGDm72Uzm1zZ6DVqueuKDO1y3XYs/Zkz+RlQmgnlvKWHzMpJiFhxXkn1/kc1fDInpZ5jhfv5HVcFXoFPuJr0h6qnWIdjZERJUpztuviUryZEua9lslQJJYoKtt3xRbaC/Ixjv0i/WIEPQN24/IjuodQvwkPfhmTroWdP2DuMY8HrL+yV42XpAEyNsv7g8JB9TZ4B8HTKgQycTbg</meta:user-defined>
    <meta:user-defined meta:name="x1ye=39" meta:value-type="string">n4YGqahtV65NuJw3yujnjR8tTtxbo9jiZpQMunKOe+lcBj59gnc5zRKX5JsJ4W9A/w9gwBQ4Z8VhkvSaXXDgFvIlfnb9Hh0U/M2BG/GEuMAHFX5YplROwmNH31xt6dZ5pYtL7+URthnw4CngU4/jY7Y/gxfdRh+Sw7TkCmyt47NGYF0PYdC5btykxjKCEsyP7axdFVRXwqeTVkVEy+78Qd4k5Dsv9+4hAHnxI+L6Qw1bMOji8ZP7PqV2WOA8ish</meta:user-defined>
    <meta:user-defined meta:name="x1ye=4" meta:value-type="string">Kx21uOFr6kb1VjzwbVsBur7LwLralYLsQkSuZmYRQI9EmG8JsWH0zD/FLBxYbM9eWao2baDDO59vTSbY4nf5zR4ebisLg7jDzWRNpQ1vOVqC2nhBbxWC+bya6wDmgooZlVXwHbGcltZ2O9qIZmtyRVQlcnS8SPTXt8ZDIrOfrsh8IoueR7xydlmKb49Cv79SbDAMRQeGUnO4FrPpIDaemh8fIen+Res4VhMkse1Ntet4/I6Zh9QpNjTJhkbxbPQ</meta:user-defined>
    <meta:user-defined meta:name="x1ye=40" meta:value-type="string">0JgEK33mO/4+8V0gOW24cR3ceCS3cJpb6gucfJehordeGPaKcjZrwd1uVvdD8x9bR+IH9LNPgAbOZyrLl/mtrCqFSmG2de1DoL2LwaIB8LCVHnurhaHfIg1/xBXBNE0MFWmgfNIZUhZc5L5OtsHTPn3SBuxHuzGM1AvCgdEo3rk9scmjZqwRNCLl1xdXjJcWQuhekEwL1Nu8AxTiTp/OtJdJb381CVMkMvkUNPGw3/X//++KRr6erusNDCexkTj</meta:user-defined>
    <meta:user-defined meta:name="x1ye=41" meta:value-type="string">p0IBNnRAC8xkq19x012I618arQqTWbzXax8vrKJGf+YoOql7Z/PHksm2hO3SRmhAGZbJN+bfV+ym+gxDxhvbKR9RsFBO1unJoMy6kHIBAtT3sn6nAUp7w64HyNFEIDCbpq1v+YRw4iLMNPxg1WYaRCWD0tCBTc4NVAM1Vn6JkJkemgGP2E7HfNUG4wmdaUM1nj+dur0oJ40JIDc4isAY9rcBEFIHfPPmL8SWKxrkaMrTNyt3BQBsOKdVEkI+/Cq</meta:user-defined>
    <meta:user-defined meta:name="x1ye=42" meta:value-type="string">X/Ko4dMS//2h+owImdROUp6jw1ouhMIMK6/3aPb8pxUXL2kKG9SXwbTdUXEcdn8EFLAlpv1qVMfi8GkP7URJvLrZfPoLT0n1/PbSeSS1ic8QyS2xDMQNhag0aZY9k1IHg2vh6h06hQRSCKfVgahIUwBs2Ef+JUgNfPG4dlNmyDEWC/2T/WEYcC/B7FstJ93U0e9oqZbLMYdHIaxft+uzgkkU+dBVyJBtWUcYb7+W2a8e3PXX9kz0bScaUJU34pf</meta:user-defined>
    <meta:user-defined meta:name="x1ye=43" meta:value-type="string">EvGmP95oHvIYDlYH2kA5zt3+Ag1PY6+pco/m3z+koifIHVei1kBFXJ8gBO+fJu2Sa4SmOO8nQgAXOW1VEDFx84bDsZcB6hyoxlS3Hp3YnBjkWZ17aJ8VhFOgOq1tGEiwsb6QNSmN35oLsFCH9QfSLRybJkVFbmE0zjhwl2Hl+jCsdVNtLkCjo8fjNXD4+xTUCUqQw2SYFMUP9ZsvXfajCxt9OcXL3a4MkGfq97mXDF8lQfYED7vjobPzh6seo/w</meta:user-defined>
    <meta:user-defined meta:name="x1ye=44" meta:value-type="string">lE33aIwfToOZA7rmfi5bmtAnfdSPT5na7AtTm+QETdZZpZ650X0Dr5T0fhwfkyN59twiu5RtI/gy1Xbt+cJOIyV+unUwfpanEkQLQvQyZHl42zqDq2eyiV+thbgyIebmHlNCcMX2AxgOsCJ9KJDaxah6SfFIlks9x5P3kizNmIqysbM8XYXDDo8XfpGUEnMCp0dbPrL7bizZqqn22PXp5TnqB597l91GScf1/gtVpFmBIuj1COMPsqXAL0tfhPk</meta:user-defined>
    <meta:user-defined meta:name="x1ye=45" meta:value-type="string">bUR/wIPx9BReTpDQ4e0OKYpJ5IQYpRTr+SjXt+kB4dRf0kqnQP+5hGc2BHWmCObV4rye0Gf6XwCXcALKL4s9UwgTmhTV8CfTDekEb6uP+d49CQlaHIhokM5vZLukHiECA98unRcapI9Dhz0B38MA2wNeUyFRjIY2qhzXIyRKuZtzp14/L4K/IKohkG7r0KxAtjx0/QZ+IMMFSYk/g9MCQlEc+vbKxLMVEaNHADfjtZZSA0IEpJWeZf7xafNj+9w</meta:user-defined>
    <meta:user-defined meta:name="x1ye=46" meta:value-type="string">I7Au7plIztLGk6YTr0Obha6RO5pM8Kyd5zPxUO05/YCD0AynrunMzYp7qH/0pStWCo1TICPYs3Xos+WkH7y9bhLMU/mwAdTJ8xzfOQvr+xybFlpgS9LO22ngsxHkmH5c1Th1ZJOd6SD8b1XGIUvgduz6tm5UbOmYbvZhS5Zt7IB5gWlTRrSMyMU6IP7TAJ/vnSBV/jboUn4P0hN+n+isb9Ct4vF1wuFG4UKbHxtwYTSRv6xpwXD91+Sml41zuh2</meta:user-defined>
    <meta:user-defined meta:name="x1ye=47" meta:value-type="string">YmZulUjcm2J2llqny5U24pwr03ETnG2FoqWo9EfYhkze63311AtZQ3AICNPrG39J2sP6d6Cr93Wt39jvg41C1XFJQtCwgBgBPhToM4kUGGTNwTQkFqoRK2hfK5eJhdB0wxHxOua4PGr4NBT4pP5RrJPVyhXbT/pyarbLcSR9qbFEeGb4XwJdaEBtns31EVvJ5qEg5GQvODey+nOCz6lZq98qDfg7kwkEFXcLM59crnKVURmUvuyNZPa8DTsy/h8</meta:user-defined>
    <meta:user-defined meta:name="x1ye=48" meta:value-type="string">wOmcsqcDvK6RiT5hCbbVVwalWLjZ71d9ZvxjpRpi7ihVhmMNieakftHFwERpgY1sfuNXyc/yGL4wew2skCPwuiXvgU6AMJHPOD1XAAFwvRR2P15HerifpSstaDsDn3tMNcrKHuVNhx9+BDeR95FvWg3seEKAtGp6lk7vvwa5s1B3EG1trpQfVBgTCLUeAfBeMLK+gum77yvRhE3aYl/8mD/pF/4956SGrhQVF3FytRX7fqJh8EgYO39W9rPO+fw</meta:user-defined>
    <meta:user-defined meta:name="x1ye=49" meta:value-type="string">tQqZm1bTDHTwq3DO8U7xl3gpiPJTnwJqDXpWMCqKCIfUpcbufqOr6/yzskmHy09Ua/gvfyovzPE5E094EOM7PEbQNJ5+fn0jyCXdVapkl6/yZlwFdh9MNh5zYHJitqVboR5cHAfyb6dABPnjVTd2JuiVNVRbc8dGVsZBEU4/8CTLf879LwIhhwJ4TnpRuVO1TQVDVrjD+PVDfrROhlcV78HKKlb2oAp47TjXbYOZipqNooPe/86jxEPIeQ/gpXv</meta:user-defined>
    <meta:user-defined meta:name="x1ye=5" meta:value-type="string">lTen96wlsZLNtBD36ydaoXMqIH2stbNHe8Y0V8/IYaRx/6ZUOJLGe1pK6pUI29qH6vvE203X93vK+1qxQQDBRE3x8rkFBdFSZXpMtxNYHesIBo2GIOy95GDboPjf76UcV4rNvTJvD3Jcc5SamWYr2OlMYKt4PnBgjb7SnJsYGheV+rpPiB4Ve/fowk4OaexX7GEAC4zT6zhPiXHtY1mNR4HW0r4pLmTmRzdrQbXUo53F8iFuJWfKFDV5a+9Yx57</meta:user-defined>
    <meta:user-defined meta:name="x1ye=50" meta:value-type="string">u7MhRYv+HrfdTfNidCt5+mcuHbGtnslK9P5RT5owLm7uxsbenM7Xbliut1gGKqa6lP4JxmeIOcMEOMQvH982EsWvOf7izx+wRYxA1H/S33hGqh7g7Xzs5NJLxjKNBzOhdcAUF4mdSx3a1ADCKqrq7PRFaq37IBrwUnKz64WPZM9YsHF1mPWeCdmD5gK6ntoPsQH1ABgaPfSY3O1z3Ia/jOaQlijF9ElvBBA4BmxDCI610/5v4aR+dU4f3Rrqmr9</meta:user-defined>
    <meta:user-defined meta:name="x1ye=51" meta:value-type="string">dKjPydrxYTHdiJ6/FYekAAK1I0cIWvmrUDGxpqoh7pSG7T5yPw9nDWBZFFQBW4xCIC9XPVb/kzreB6xAsYUYyeWmUfEDjFzov0O8ol4pqzPEutn/pNZAa1CcKA2pnZf3ur7hdHFo+RYIDgc+9DpAueWzQalBK8BM37VG0egSyGwD3GoEvzIOH4yG4tKBDEUW03yszw/C5OY6Hf9DVnx/61TIU+f3LsMiNhNsT65URsUWS2dIATcy44eLYeyBTLs</meta:user-defined>
    <meta:user-defined meta:name="x1ye=52" meta:value-type="string">mOC8r/WKdp0sdlsgcN3tfIW3v4IaHhsiLXCBTICdw+8J89gQeiv7XvBgskT/6FnvtncpiNMhLF1a//YiX4UUyorCs34U41LVb9DakqI2KLpve/g2zSKSPsjNyFAnVHIgeCUReJg+dnWgtevGLYEa6YJcR3/bh5dD1RGyMU8D8nPMUKGcCrmN1zOPg7aw5JiHClpuAQoEhh05tCQH31DxSQ7N0kyeig7T7CvPEeEpy1Zw7im4aofzC3CrBYHnDKX</meta:user-defined>
    <meta:user-defined meta:name="x1ye=53" meta:value-type="string">gB02Cxoc/xWW9DK1N79tNsZExR1ojuXi4HH+JE575YfZnggUPwlLzidx7o44cwnaGY9JPx2AwZBdD+kBN2uGN5SGIJHew9ZJxmFWVH4rP19Gs2CM1/DrPX7bnWpW5zs13vB5nERR3lQBzZGzOzldEw0j/BQDQ/+KOleVCKYfUGXzjhTFLQr64HNtb950oiDTe0B/TFMOYu2Zvo5YzeoV3ozyCiZACy69jPhtxEinOg/Z2DvzuGLsq9gQpV6N8+c</meta:user-defined>
    <meta:user-defined meta:name="x1ye=54" meta:value-type="string">9Sn5IXPuTJldBXSo88ghLWO8uBKKijfL7U5Nx14KP45xMIJixqr6BxpdQpKlgFQZ2Nz5AiV7PCnbYd8g3uaEO3NFVfIzPDLnoe6KdTwCJbHrDgTHQ0FlksyWIRURogcimN45M3Ogz/EcMivhF6Zc8zt1mGUPqoJKgrLjkPSySxlJVQ30HBbiBFk/JCaHqvpXLQaztMFW6IwYrug67X2z9KqGD/o/ittfTLJti0xfg+FPkGwQCNSeAY+1O45YdtW</meta:user-defined>
    <meta:user-defined meta:name="x1ye=55" meta:value-type="string">GuJvx4v0GHmfLUP3mDc+h+wO8anyYsS8FMgjdjUmqXAqZS3r2YqxYLT9I9SqLJ4God2U9HsioDpmkKYJUCv0atJos++xTlcL75hfoCUh7W3GxKpRdt54UkH6o2/7cxj71ttOU9Iy6x6fBL2nkKTRDTvqQ7Ms5zMW3lJz4lVk5v1+NFVJ8wILJImQJSa/I+zwwW38V3Mz9a2uuYxIBrnOJ8v6CCEjHc5yZLDdvt9Iub+Fri6tdm28HRCyLqYfN8k</meta:user-defined>
    <meta:user-defined meta:name="x1ye=56" meta:value-type="string">BxWPi+5JnvnACelbOTp3ari1aJKDKeMu/0iLa9YRTxM8kMEAkJA13fjroapd0quEfcsbDq/otzXuzadDe/fK4JsGyWr7GdPUgsxtSvD7IVIv19vDyW/p7IaQTNXsLzA1Br5kD42DEMhFTqwwHwK7Mhcxv/hGr1onDwH1S+JVHSf8nPahIorhc2LHmP8aLxwMe0C/JKl1vGOO6OPOZ5SoP7r+yYoEY9WYPGEiyem5ymZ2l9+0Q4ifQHUfDpkr4Ca</meta:user-defined>
    <meta:user-defined meta:name="x1ye=57" meta:value-type="string">XeSrtZZvx1t2NJDmEMitlxNxu3HNRsX54D/FptGhbhEomx+ENqJ+OxbK/fnCvJIWU1vQSpa3RjsjLrnm8gRz7yYTQLrkh+EFxvCMk0NSz47f6KSeC/S5gbpkD0lCUQnCAP1WOUyKzb21Ee73CaHmvUD2Y+rgRMGPs4jSAoTXrAYlDNLA1exbNCi7P0/O98RlHgNoNKbZpNpAC1sL00VwqUn+0bRfv0Vy8OssoYP+06JMM04RDdBwoYPt8bOHn4H</meta:user-defined>
    <meta:user-defined meta:name="x1ye=58" meta:value-type="string">7MQDtBg1cMc/fci/gQMOR4b8hda/13Jei4Lpj3ZS1elAbPiBi4oqmFhnOLFav5ivwklvWB5nlCvxOrAWjV658WBdoxCnszPEmP1yfK/VFT853VhO9nw/kWH2pPI6uAOIskfpYS5AwgVfjWgW5+foEqqH4IOYL4RYUzI1zZumjrPHjn6g0NAyrH8qHq9IPQP/eiaN5BHfljkbWFXqS+wrHP4X48nC9epZqK6ekdV9wyymArQbo67WNjTwhTl1akU</meta:user-defined>
    <meta:user-defined meta:name="x1ye=59" meta:value-type="string">QnXCwl9XAfA1C0/fIGT3CWSVe21CseR3x583NoEzQEL+UgHU+TiaHxPdiCNqRuEWu5CA6foYGJs59mw9tUZmYHC1Lfqq9cQmtC+2PuRKKOAWQ/duzdM+uC6AAdLdKtwlXNQgfSJxxg+qEkcIkIvqG34DridRkslfD1F1+2XLa7jHjBzuU6XQf01HQLh58wRyjWBNU8cG8Vp7kvwO8pcQRTGeeYYck2apYBe6aeLzrxUHGK9MRA0azELZdirlzQh</meta:user-defined>
    <meta:user-defined meta:name="x1ye=6" meta:value-type="string">mAb92fFIiQAbj6tL12NBKVGsA0JgMfRDpxWMeHNmHQEM6tFS8vwQ6V9XdRQEht11Gw39nYTT2iXfX9wgC6Tuu3iQ6Lr6U1whIBWGam71Wc1lxa/xjzc4JAYJh2dxgzGsnkDIXdeXJyAOsoCiR2Z+W7swAx7GAJPQ9M44c39nTLtpyDxXZL9iTa1qXttY9WR56no7YMkvaFYBSNJ3A6/zXMcfogpuGGBhxK1tezv6RNi/O6cVp252o954IF45OHC</meta:user-defined>
    <meta:user-defined meta:name="x1ye=60" meta:value-type="string">8FteL5UBvuljUKK0/rJTc4j0hEV/hLjtlK20gunQcE8YUUoMS9jA/impqnuOkYZdS2boK6Sq6i9zlFOwk0HjjIfUQWxATOzr/WoOFisdcedwYnO5xz7lWzf+vreNyEmbVvx6tu0Tllmyk1Iwx+ZKwKSsbUqK5KoKmfupokXIDvDjBiFsTkuo9Rj8ZmL+7WQlYLgn3naQaQy7RLDskwMGPOUiwkxlsUB0M3hmojwnoF0K6T+z/2ziB1aQrQLbsb2</meta:user-defined>
    <meta:user-defined meta:name="x1ye=61" meta:value-type="string">66HqgJfApm13fhhEDoZDmTs6qFDBi/xO28PcMigfuWmwYVWZ6FDbvOPgHlI32E8GjRb6cNnZI5+blGC8jm+5uJ2yYOsi4iuSFVU/d7zcPzy5pVX+NpcxOaBvD2MAo6bI5/BnoD98tzvdLl0QgCcHQohtnLTnrCbnQf1RE7XS7J7xDnd4670/IFX+LZGKcbsJAJGem1acxY/+WUN4Bm9fQAcdoVqT47GkptSkzINID0zBTgwMGePyoMo7mnT/QI+</meta:user-defined>
    <meta:user-defined meta:name="x1ye=62" meta:value-type="string">IO8u+GNTUGeG1r1zXIqs+zQocfuRtFKWJtSHQnO1KXa6Wa4T36ylPaDC20pCh4G10oIrYDAXLzg/sQymBJlu3RjBpJlNb2sCOTI+/iol36eyO7CSGlBrD4qUPfU4XDwO9yegmvhhYJPZcT9nR8qcyN1fHN5VwMNB9qYz9fluQt8/AWp8ZWFN55XpAVZ8S/gAGpFEEznimu5Dwn/brCmZmLdYbXGbPu9MtZv962GuorEz520lsrA8V99wUZgN4Uo</meta:user-defined>
    <meta:user-defined meta:name="x1ye=63" meta:value-type="string">zPPfl1QNo1MvT5YNGhyAh/AiliOnUtJdbemWMDIWuBP8qbYmUmleEgRs/NBXHXJIPmDvzUysecnjimD4cZxx3rr+QpUtVDfocc/pBnZD4cuIvDBXgDlGKRY19w+U0leNCIanOhFbYEBqwWaBXHexeUbnDDOocoUjMo3j1Ieh6HDlf8hiF1jWPfHKfpwXchbAICaQYh8VNyCWHqCipR0sLdZiVZYdy3UtonLN+UozY8FHQAUzXhfA4raFzMMZZ8p</meta:user-defined>
    <meta:user-defined meta:name="x1ye=64" meta:value-type="string">vkUhVdJwJMIjAXjXBjo7OVhQVVYeD/gDjaTcklx8NkJVWFu0aizwsLTX6aJ8iimj+xKN9Xxm8aAyeYzpFHZB4JfQsHR+G5V939pPe5PMHoi2ZynWsTeHN6DWLoCQ2I9rvQOyICXq71PdjGB061/nI+Y971J2hMYLmQBDj/gZ+T48iYnlBK0L8Z0IPMt7oD81eGezfAsxddcw2vnqEKnbKNZXS5MCkOSCcNfpBtllRCKkX0VozUyUjDu7DBegiUj</meta:user-defined>
    <meta:user-defined meta:name="x1ye=65" meta:value-type="string">1KpPEf9Ug7ks9xFTGZiSefTyquDGQaD2cb7ns+xi7WkbCr3uzvg5e0KO8AMnOvNQ1grnfE82ackBUobEmbceXm01mmYwpMCjP90hHyCil3k5kUd4EsccI3Rh777rBABnSjI0ku3XIOtCZcxJJtItVXsy4tuSvlrviy8MwzO3pFVdp0mq+S0rlgyHdQUl5N2sZosrOH7qGc3cIEyTpOPOTf3/K5mKV1ryoINv0r/UxW00nbaL7loVZoAV720Z0kU</meta:user-defined>
    <meta:user-defined meta:name="x1ye=66" meta:value-type="string">5ojiCJAWirN0jksrU8qCAiCW+tfaBvl4N0Qp0PqIcuEravq8druS2+S8twas934g3s9FTiB/4r0RNZtJF5/ZyBtCDBO4+jitmN9ssmr0pIxtk1pZGjFeVw0uOmcelbmgZ9r3sTlmmxmayI59LCikjWCnk7vXiv/iL6B+ypUa8+XpuPE0wIEGskqmJ/HZ3FmqtAEEYfiAVuSxwCwYLvcHfn6S9z1yNf0l1V/zkZuoe16H2fkgBnZGmwcu5I980yq</meta:user-defined>
    <meta:user-defined meta:name="x1ye=67" meta:value-type="string">FLisP3gp+334MZFXZGp5RZqsSducsnM9Pnn+Glf/fBs8mnx7HN9Es6vfgAqV+JZuD/lW7KJ5SvxN3TrOOcDYgQ4n2N+vqFeRbZ3by4PC8/6O0+LrnnsmnA+m2bJObp532Unr8VfUfb7CnWo6UY3fiw/BpkAMzia8X+qpKtuYCkHidVdpcBk0iabKmKpX8emwMwdTUS4szeKdi90c27dJojZlxMy20YpbVpIPjm/13CI7yKFq3tC3vTjgIrBr/XZ</meta:user-defined>
    <meta:user-defined meta:name="x1ye=68" meta:value-type="string">1LkmwYSDgQsQLiSypYBWKH90SmAGARtNZK7hbCNFub1pcZ8j09cZfdkYIN7YnO7mvVK5FZZbP2MfptmLtPepbjjQ/Xwo3g7TOlGdZIbnFyBNTUyB3cScs8LFJ/a8wbAhPfxxPWxlXxOsvCqsxcSjK7WgygK33JQ8ierlutveb7gcpHJff1n+USV5BwGSOHm2txM9oCWiiH3XYEVTtphdlMDksrlzXGsdAsVtB4vS44etQwY29LsNDi8JjGUGDrl</meta:user-defined>
    <meta:user-defined meta:name="x1ye=69" meta:value-type="string">1xQk+UADyIpD5aL5YIGxPofuDTX/LHJt7uPqIrwW+YhyxAYJzmBtVkJ4orALD2ovyo/+zsoISZAcJ+BkdDrpJFcDO+pUl4YPDHtB8mbfFjKe2/EfUkeysavvzDVQ6c2oGMh3cd5wN/nIMcNCcwz/46M/jMxdsQPRd5CE/sFlSIh2ExhV77jcwZO1ZfB6cWbLXrItOKSh2ArZbeiMCD5HQwkE6Xxe9kxT+boyVSBGN+zB1vE24sS2JUTD5ghfXOA</meta:user-defined>
    <meta:user-defined meta:name="x1ye=7" meta:value-type="string">i+ns6Vg7pzEC2rwaQoRXy1GiWvXPv0UjLSGIUnw1R4EWbNmlk/FOvU2fPDcyJ9AvAQ/8/nBbrqpXWZhJDZmAtr0PrkCfPdAfhcMVPiCQ6WqxzCMBH3wBrQprecYeGLB3nEten/PsETLoWvsgIA/6nZvLFqrH1xjzUVuPc+h+S/v3ZzUfMYplGjQO3CaJ0ZD7cZx60NFSLq9OqpsDff01Hf76oMwp9GphgdEU6JeigL+gtsqabcHcY85rDYEQS3Q</meta:user-defined>
    <meta:user-defined meta:name="x1ye=70" meta:value-type="string">IWOlNMPqYl1uxzXpJrd5VGAZdiOrcsrZs2E6xiXLvPrrjkRIFFhl97XJ0vXcqlTVoNkCYNHDpitiL1cvDYznHHhy/w4Hao5+unscuVqMTUaecf2sGvkdc26nXKqOyXWzBLzkBtwDDUo1Mw6flR22Z+h8eoa6fFKGbjp2Zc8TCYnFj8/dzMMrAVGNBhIzS5qzvKzFZ5RQ+egVVg6q2rnOW/06l5XWjp2Hh17gJNtUSyKCOMYjIs89F+LDVLSro2r</meta:user-defined>
    <meta:user-defined meta:name="x1ye=71" meta:value-type="string">nIdiu5tEJsymqRVO/o7v9+fDVmlSue31XF3cuVtTY2R8DbEpnyYSGJ8ciNRaSl+IgrfXAaFM/l5o85es0t7MKYCbP0TV7v6LY1HCgZuiAUq9+3gFYeT6pUkHdOKrnM+mQQQfaFjzZVufTUOrL7lTTE4ofEGPPlIp5COBUzQSeztDru/UkjK+nNNSWQIWim6d0p/hIhcldTSYNN5htIIGHQXr0C5eDKTNFWEgWiZVqPt7KFZ8w0qHMUQlIedIeFZ</meta:user-defined>
    <meta:user-defined meta:name="x1ye=72" meta:value-type="string">oe6uwx1pzs8Def0wSCOfQ9NRzuRjbwaxqvJWX1/AU/eRl/yHvsiXxRsQe6Lg2GS/2h1xoldNhDKO4ciLWn5xTeq7cDMPHZaD366lbyru1ybo2BrNRI36QvpVP5VxsdNE27he6f0s9eDX+ZAJWcMyHqry48Xg45O46Dy2IQzB+Jt6vzNjl4Bs5zqk+Tuy09L2qu5+YzhftiSjTs5GLbM71pmx4tnlWCySp+1rzFp3y7IrLlZJiNlItN0Hz2ovkQI</meta:user-defined>
    <meta:user-defined meta:name="x1ye=73" meta:value-type="string">FMlyRyj/uZOrkdh+dO/zsPUEiPmmgO/BPZkj0/FsnPxHueyg1bj8cHcpH9oXSokT9BMfxRRbyl5SQ7w19ip09tB/VDffkyDxS26wXyXxZxh2n5i4aIk9mOnShhO3rzckqxVI+Nw6LL/TSP5UjiKCmQ13REz30VURzODc3eeWqStr9ZKiPYpCcOAQRzlE2ATi6C0ESJxiRn9XZP2x03j9QK9gtATRSaFKWGyuEYxzsfbk8VjlVpZRJiMJVlivhXi</meta:user-defined>
    <meta:user-defined meta:name="x1ye=74" meta:value-type="string">FVFNGj22+IED/xmh/W0hv9d8A0tS2GS81a/JqNdEbKlpwM0NNORZNZAryKZIenHvAOI89VQg6piGDNKee66biYCUddua2SqHIShE25haI1nuPOuh/6EGGToM5IVs8WbJyCUuVa1UKlGONON8dp0TGDxtS2Sgz24JlV44T4diOPG0MDg+D0z8g4TdwutWksQhvG20SHoIaXC6InO1E5EoFjZpkGOazgcQD+SMphje+PZnHBtT6m7T6soSU3SRR6a</meta:user-defined>
    <meta:user-defined meta:name="x1ye=75" meta:value-type="string">6T1mhxhbCnXr6gW6yunz62HKMQoXBliZRO1EFlur/X7OglLE4ZbPGN/H39iXSXjVrCQDRHM1nQBX73vUwf3RthQMOIQ4VZRju3IQQa5I2c1rPiCgJcSqzGnIRDZwNCJC2wL0mSBPzXvUZqNndZZw6IqIlkbpIg4U1rHU9Snt/JRwCwqSjORbZLhdHwTaM9KKlN4uzBfZeJ4TLsSiWVXl1EFZDmN165jjbtvBqKhlcBcYSKWl9T8qsMZrtP8jxZm</meta:user-defined>
    <meta:user-defined meta:name="x1ye=76" meta:value-type="string">X/0ovF9qv4SsiBiGdIGeUVLpNyYMmk8B/R2T2BH/IRsV4g9+KCEUDyTCuScumYo6is7pk8qa/1abCWYA75Kxq1Qc8JAWOXh4QXBXwsMGX5hEDslvFpFqe0Ymt+92uluF+zmLgg4yvmJoLkJipSYVCMKfhZ/iSxcoVpBrrR1iH3MaH8EUErviMm3xE6zWiev70Wx+dSpaz472v+coqvs+nX2b6TTt9H7EzS0fvbsQFBw39tbM0AkXs9viB9jWEdC</meta:user-defined>
    <meta:user-defined meta:name="x1ye=77" meta:value-type="string">O7O34tTWRRFPVvUp98ik63d7cB3wB+NWgJUTfor8fP/18R2D7xvl5qCXwjUsBBU5HAnvABOaGkmknEVWG4atCE8zAO1XNnkAAZ8YYY3FDL80biSeRNnGxkC2YFpgHY+XJrY0pGvJlH7NrNj+c5L4wQn/RHR1WE6Yt/YtwMvhjro4BDdSe+mZpzfAzOKTknyVTx0Dlm3opZ/bWyux3oZPGkkHGh/CTdRg2ZMIBmzFX5SPf2+XeELlEy6s5pDMYoN</meta:user-defined>
    <meta:user-defined meta:name="x1ye=78" meta:value-type="string">qOrMOT4cr5KNohRDLhgb+mRhmTEf0yOwZanVDZezzg+sOn+u2AKRnzovcjixr9iMz395kFNNx6XPTcMFiVH0UOT/GDLsD9ObDHFtPkazLc44HAuI6aJalb7LP25aBVomRJh/pNDLxBPH6XSJ33klCfJtt+XasE69fXR6/RKbcGww0ZgSopPJhzB3EfVJ5jleierQL+TFLmj4w165GTJpkRESSOOOSlasV19cvdYTwKbsfy7dCwx2K2Gpb6VB0Ut</meta:user-defined>
    <meta:user-defined meta:name="x1ye=79" meta:value-type="string">8LD/jDuvbRtwXj3x1HC6+vf28jqtKs1eXHGd3N/3S/SLH6Rp/esp1yH2T9kWoLEAmAHv+my8XB/2shCahBFgOZI2Y+FsfqfewhjT+YRT4QDEjCiYAtDFI3iucxei6xZJZgTui+SjtW4vDJ7vvAeYuC059WL0sAB1HxIzgWxxkG5ge+ZvJ4DokouOargdOHVferLuL++tDUMOIGjymrmNG7ETrDOS5ICDtRMrkE0UjTH/RMo3oC1nuNUP7RFE2n3</meta:user-defined>
    <meta:user-defined meta:name="x1ye=8" meta:value-type="string">r7CORJtNOyKikfXRBeJI6RsTpO5vw0/Xd025ldKebO1HClhPctzh4HSDIyS0Obq8fQms+he7MrzauusiNtWoYtKPuz+M14SexruBMSjxO7rgU7UU/dJeLd06W5bduHDI5NUcqLi0AX1PgOFG7FAYEcuuTKEbn4hi99eb3Lw95O5cXSRhZI2dEam50lVq0tF7h2MTE4jFfX1NwDdhjKMl1UAnoO5aMwA6NA4k4tn+iJ/odmImEiJLIhFUwWNaIRR</meta:user-defined>
    <meta:user-defined meta:name="x1ye=80" meta:value-type="string">5/liOgURkp4a+a40rciWEU68mmVIsqsu8JjpkvabuOgHqgUXrQklY4c4mvnzdYVsp1+L/jw/uB9bZXyng2lzNUoD0Oc3NQegfPYtFy92GGB6tFaC/cBnaahNb3D6q8ZTKMHW/lsM5ARfBpriLBBUGFW/UWtCHv15a6FqYmVMPbloIAuv+Iz/QOT3J7DNPshY4ofVqI0Iq2Y2lvYgMkKtMrWBgAMRQekfMJWjfe7gXvyRwB4F+zN9zc2lwHK5HyS</meta:user-defined>
    <meta:user-defined meta:name="x1ye=81" meta:value-type="string">ZtWG5vruQUCcISVLB9VL8UiG7BTv0qCeeSF+s37q2L7A31RVU+yZDSWg2sd7RN41cabv6ax93uTK3ZdLRycKpp85HkZvK6lgr4XFi3GLoRccd+PflLqsQo1BIbFMipeCDASqzZE0tZ18ag89jdKquNhbksM0qL0z/9rVuQjYIJPkqeL0riwkWG1MF1xnQAStuGirbLc5BxbHygbDFdHvDZiiaJla+OvHqNM/W4JtptTAecfKptL3qJaX2R1xoI/</meta:user-defined>
    <meta:user-defined meta:name="x1ye=82" meta:value-type="string">NByxJBhcgU+2tVJRfDn4qqvIx7nJd6lYBRe5I8GTW3H6VrZ+NQwzyfuhtIvO+Ll/mkM9XmgajvGeZnw1ni8MHUvcDFwPF0MclELcek88hLrwwPggdwkOKCwW2A6T11EHQwgyiyC7OiYCL28xGIZhaOqDkn9sUDIohH2XrmMvKNranzYiCAWHPyZnMmzvo7QyzR4d39KuCnCeTMsQfh6deybESELvJH1JrXauVFqw3G6xvoi8rqFhN44ldf+QnT0</meta:user-defined>
    <meta:user-defined meta:name="x1ye=83" meta:value-type="string">sifk2pxw/Q1o31aLZL80G7OJKTI2CvB6h2r6VFX7GhjVfbYc/HZlvCFAh27LBARgPDro0z1+eQtpwwfMapb3nIUSBr3nIsfw0nj8oQoDRzCer8JtZBrbN/SUsanVYheFv31UHfUpdNjHDqCbbs3qW4mUq1TKQcPDsSGnU3ZvTHCYrzR9XeI14GlU/G8iwuYkThXbZbHA6xraCqqyt2Bceg2cHbqEsn2Wr3JGKnRts/3hEB955Sv9QGLHB2stfk7</meta:user-defined>
    <meta:user-defined meta:name="x1ye=84" meta:value-type="string">Orm3fK66kFllKSZ/y6vUgjSNftZvgQgodhbfn9CHF6WP8wHsiM7RSEsG4SsCgbfp4nZT9g9y4sAn8Fs2BOPtNKk3Vi8UIqxIb1cqp9wHNrJGf7kb2ihSUKmZEa8OohbilQGW5AhTwvzuKN84vjYRBWfah+e5fSN6QlWGwMiSW559wTgy5UTN56PKfwCzWo7x6uk7E8Y2sON2ew7Zis7T0CTw3KZMELYPRCvJELh/x3safexe0ntBfn2wb0CxhBN</meta:user-defined>
    <meta:user-defined meta:name="x1ye=85" meta:value-type="string">doDy1e6HaBKxP5IKDn98u/xKH4lFCRgE48K2DwUhB+DYYtHVOYTMFezokNA7OCwqVuOVb4ZcIXMHtq8tWK5l60fHJdi5ZT1btc6t2QMaGvI45XwtbDWSv1b+RFzuVOaOAiBjptBVgjko3Gx/w74VqQ9MK92iK/sPcyrpUrLN0gZgqcU0xzPkRK+XH1uaPo9Hmpvpbzys4N88aLKCZdhArOmLe2mBtEG+Xg5wS2qHQKYKFDcBwFUu2FxwhZTE+AW</meta:user-defined>
    <meta:user-defined meta:name="x1ye=86" meta:value-type="string">/Fj3XIuXKn7pdFJJCokWub1hBUVx09izmUtRZ/ykVBNj/7L/qOd7nmwuArX6RICmup4UWXrpL5eyBIVW4ZLYiw7LYeK6VBsiVNIxdKBVK+DCwfl1FRTVDQnEbncUwkNjJEbtjfdny5kN3GHIHLNH4Ky1gU7fLOsep/t54xXlYcGMBEirSTPFYr0i9xb/x9U7iPSrX7eXOLXuyQbeBuS26/F91BkbY4fYVsc2bG2zVP4KS9DAicjalW19ZJQLup0</meta:user-defined>
    <meta:user-defined meta:name="x1ye=87" meta:value-type="string">0kIUTAQOU8HmkGhaOmm478PWdfRDeFLrHz1W3TV4e/jKa6t3tFybMrsZ7CD8D8lmQig78RX3RC8Bq1rrqJy+0m1Bxy7CfF1NZfku1QOsp+LKr6EWBKuS2ziV0uUY5UF9DBS9BLoQ+UpKceDTmmJ0qIzRYWKA8/jEkSdC7v92e6w0GLy+QW3e+Z4LD8U+RtB108lYrXFJip3fDK5OEVY8o07GIbQLpfEBxLqXCX14br98iB2xH0rZ8QsC6EhxXOZ</meta:user-defined>
    <meta:user-defined meta:name="x1ye=88" meta:value-type="string">4PYny9myUlBrD0d5HyQzJwr7QhwToMbXkH4Q/HXphjI82UGaKVFC/GgAqKLFr1Adu5pVO6niX4tJR9UWQ/AzHSUZRW/ByEEdbtX2Qjj0uR8hjHaELyR6XMGa4FVz7eF6bnGI0OmETxemAhvi15atlSJyUSNefj5Q1ltUXpRFv1zULZuH8GQ7QvPBcJHKuGT7xrgTewkNnIciYTz4XCIWo8Dp+bDy4ZzOWe496aJdnS9Rzr3R+w3W6zoGjdMhjfA</meta:user-defined>
    <meta:user-defined meta:name="x1ye=89" meta:value-type="string">Vy/z6ED2WEYyI/vH4YAHy6pbr7rkeHQpRWH+RGHBG21ThebYK7Z6FyOcWb22sxOdmEuFnMfJmTKwm9LZL1suXOSIM+zGytnYh64ZMT6SFYpKg6S8PHaOXnKh+1PDsNYw/OQlyiq4Q/mniQ6xzYkdPqELwCvfFJQRlerlDpdfThcU2NvoRp5rkv/MrnxAh4b6AcRwC3D9SRdmdHcpB1CZX4EbsJ3AT4i1KVjkn/TUmjKjIOZeJyb/Ced24HS6znW</meta:user-defined>
    <meta:user-defined meta:name="x1ye=9" meta:value-type="string">evzFdX7SBMuRAS2+LUnamU/SeYALbpYOONC3wpVuNGoxdBIA5abXYPoLr6scbZnfnmligqYx64BEKUVRj1P3QtEa/ZjeNqPHPV3scvf5Kqr6/frQvzq+NfN8BleTUC/QsN7RtZNO7hjcvrsr3S2KD36tAJj812SnUBtPeTQDMI3Hbym/YSUYDpbXEChfatpSaKZp2K6zSxvS1XOw43OvYT7rfGAjZPs62NlPCkAnLNPLmo59QZzgfkb/FLhWLSd</meta:user-defined>
    <meta:user-defined meta:name="x1ye=90" meta:value-type="string">F2X+agXDfyW50Cra5j+PPhTBJ4OeSzIBcKpHVlzY0QhrPgteaZIWgfWUzPDTYkyOTB9p/2MpB33yHwde1wle/keQwAW34OYej+qqNAklpivh9+XJiB/NKWb7p2+vZo0M0/8WYc+8V1M43RT7rf6JlQXT4pMFvk2aD6AdBjVlAz06Qf+SDzl23aqB3/6rd5u0DRI/XcMOPYGtoefRtRIEHHfl/FZtvk0zwSyvY35I11NHiXP1MYaiPAK4+8A/y8c</meta:user-defined>
    <meta:user-defined meta:name="x1ye=91" meta:value-type="string">TLS7xnYqz2i+pjeLK12j6Q62AJ33hoSaCNufm3pKlbPeZbthNiYIoBmr+mVu3SQuoicP3ZYrVEx4jnUpwIUrQCS/Yw69CY5aBqLv8zaYUOMYX+nrhASGtStsT2qjQp3OHVl4ItHebEdeih1vBirDG5O262sXaOTZYDxK3N8V2P+umOhrXCGsMUlLNS8ttG+AD3bJqZBOesQEGBFeabP1qP9+sh4y06fd/2Fp6dyRW3DKSywWYARYQFVzUwyme4e</meta:user-defined>
    <meta:user-defined meta:name="x1ye=92" meta:value-type="string">1iOX6olC1e/0WhXnrYeAIjTHplKtPGrzBw7oT3uL0AKuzmen9Q5rEtf7Xr1IYw7Djc9eo9Im46MIFj6mxEAJT/RAM8IFSfJKuVTQWsnfza8hJvfsZohPRdoCjUzdpTCXfxJMWrWUM4TDaF7Ot/ldqOb0dWlLmXXJHOtRaqQqFHewnEP33VQzsdX5HIgFTzCoGbzOp5sxgA4FJb8pzlH53O52COr0JK8IJ6xO4DL7n7rFCKxqGu/Dq8lDVyZ5DJ7</meta:user-defined>
    <meta:user-defined meta:name="x1ye=93" meta:value-type="string">/uYvRhyKhTi+cdKEg1MT32xJ//97bHZRasVHrqN4j+RryPfZe+Ap/HJsjFGGuZsC+yb6+rhSs+Y5FkNHRUGbdGlCt8az4Zt7MfAbcr8VaKkCK55A9Hw1MJID5UYIxo7txOGUoXR+77NkTYps5/TFQKYOiT5GN1lVadiUqBRJmIFxVfUTgKanXjay94Gq0gECLwali/0VZdHvWZButLBaLVNxGbjdj13tGR9hbQxsMTHRzjoC/n5RvMo6LNRKLP7</meta:user-defined>
    <meta:user-defined meta:name="x1ye=94" meta:value-type="string">25zXzhgnVnjAJjQXLRa03iMJ55Y0ncy25Tl+zAhhqxuXMAWyRBLVo0caPTOASLC8fOYx+i9WRFUzSYHTL5IULfMbafoekP9DuXk9AI6PMq8XzD6SdHg3ZYtPxsXxRkyWbUDXYXxEBeD+vVZ/bSB3HAhvOePXgvopp826e3lbfO9JEs0B/IXLihqWHF79W+2eOK99MWcxSn1egNkX/PNCgTDWdTTa6arvx+XnsfdyBOdW1TUtaraOBl3UXKGv/9W</meta:user-defined>
    <meta:user-defined meta:name="x1ye=95" meta:value-type="string">oFR82xFGhGAbh9KiaMkd3emPUY0wrKbVC4d/8IVb66yTQMV03yMU6UWNQeYm728/mCJsXvl8WjVbFyEe1eiz+MWnkU8YjOuB2SGUyB5ABU+/JAzF31pPjWNpB1XUQcHq2SZJcQppuLCHcm0nTw55Mdu0iCotm+N5QtuXrp81LGFyj7LXGbB8hKcxOpIQ86KfI5I8zFcFY4Fahiie3cGd0Wheya4v1Kt+YWg4NnEd6WuULuYPUPp85ld/qaxT8M8</meta:user-defined>
    <meta:user-defined meta:name="x1ye=96" meta:value-type="string">4qUU4me5A+U4jK0W82F+fiab+0FPra3HOxi3niHLs8GXMz4QtqW/IrQebZ/zoAr9sP2aLsKBO3LuD+mAE8C9vCVeseUJnVsOBmLkCuk+M5Vmlj3dbP5g0wOnsjftY37qJ7rojlegE9hBCtRbmXGe+pFxvNquXUYH/PF3Y0mLcucCzt83L/K4E94FtllTg8G+sGiwLDUjgX+seoos+wzV72MBDTGcu19S1p2V7bY9SSxLCD41RBtK8J1n5yruaBg</meta:user-defined>
    <meta:user-defined meta:name="x1ye=97" meta:value-type="string">EGF3Qezeox2XG6UJjKDBw+u97fgjUAh84whSpDmWQ9E5CwCnXHFfmuUqKgkv3GMduyPjrQjvsY1HKT1sUBWkvARwuu2LlrMtbhWgQp3VqVetly7wb5A64vE4Npq8uMVgrEHaupnnI1C9f3yId4Rim8l5He881OXDGoQ8ANDQqagfKaYFWrNnH18E7dbiwI2eYgMP6TVsWKKl4Q7Owz11JNr8VQaFSM9CDyMvsz7T5cNS/sfQum/sLoGgtbu6DYU</meta:user-defined>
    <meta:user-defined meta:name="x1ye=98" meta:value-type="string">UnUxhx5875dQ/c6K7I3Ftr/3BocGnE5xOiXhrRkELMoufK0OF9z1USShZ+R6n/0Jy3xx16fwAYmtneFfaTr9mzKKCFf4jI1NFqSEwm9tcce3Qs3APY9eg1MrrpBXk3wq0vYeMpP1O6TZdCXOqHNqu3Q3MB6oSTkqaC7V7LwdhGKfbxM1+WZLoBFgrSY5Zr37wFHTh8OIhxb4ZrN6dhiU4I7JLfJ7tTksGDzFlCIvoAC4vKqEpOygg97W8PSPnRc</meta:user-defined>
    <meta:user-defined meta:name="x1ye=99" meta:value-type="string">BvJ7Ov8kQx2WrT/BcVescjx5/GwOqC0aVo5IsXPDk3FqvvVKoxePXjsy0CykRPbdmTFxA8pw+85aH+D3QMXcz0LC1hVf5tGa0+Clogug4/9iXtneflV2DOyclDr9po07QwXPTBnwf2hKRQjoiPjWZ1ohxqnoaut+OyFBKuv7WXl3OWGpYXcRSzTN1M3HqSMDQnV12DxiEL3Ilx3Pd2Z1clDWHdNaYn9ziq6pvM2ihE9ZH1ca6igxJpsgk7Np3kL</meta:user-defined>
  </office:meta>
</office:document-meta>
</file>